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4.1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14.5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10.0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10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65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6" style:family="table-row">
      <style:table-row-properties style:row-height="5.4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0" style:family="table-cell" style:parent-style-name="Default" style:data-style-name="N100">
      <style:table-cell-properties fo:padding="0.71mm" style:vertical-align="top"/>
    </style:style>
    <style:style style:name="ce171" style:family="table-cell" style:parent-style-name="Default" style:data-style-name="N100">
      <style:table-cell-properties fo:background-color="#e6e6ff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80"/>
        <table:table-column table:style-name="co9" table:default-cell-style-name="ce62"/>
        <table:table-column table:style-name="co10" table:default-cell-style-name="ce70"/>
        <table:table-column table:style-name="co11" table:default-cell-style-name="ce77"/>
        <table:table-column table:style-name="co12" table:default-cell-style-name="ce89"/>
        <table:table-column table:style-name="co10" table:default-cell-style-name="ce70"/>
        <table:table-column table:style-name="co11" table:default-cell-style-name="ce77"/>
        <table:table-column table:style-name="co13" table:default-cell-style-name="ce89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9"/>
        <table:table-column table:style-name="co17" table:default-cell-style-name="ce161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09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09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09"/>
            <table:table-cell table:style-name="ce108"/>
            <table:table-cell table:style-name="ce114"/>
            <table:table-cell table:style-name="ce250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0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33" office:value-type="string" calcext:value-type="string">
            <text:p>C1, C2</text:p>
          </table:table-cell>
          <table:table-cell table:style-name="ce13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4" office:value-type="float" office:value="0.337" calcext:value-type="float">
            <text:p>0,33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5-2257</text:p>
          </table:table-cell>
          <table:table-cell table:style-name="ce90" office:value-type="string" calcext:value-type="string">
            <text:p>R463I322050M2K</text:p>
          </table:table-cell>
          <table:table-cell table:style-name="ce73" office:value-type="float" office:value="0.372" calcext:value-type="float">
            <text:p>0,37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44" office:value-type="float" office:value="0.1156" calcext:value-type="float">
            <text:p>0,116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156" calcext:value-type="currency">
            <text:p>0,116 €</text:p>
          </table:table-cell>
          <table:table-cell table:style-name="ce121" table:formula="of:=[.B3]" office:value-type="float" office:value="2" calcext:value-type="float">
            <text:p>2</text:p>
          </table:table-cell>
          <table:table-cell table:style-name="ce138" table:formula="of:=[.Z3]*[.AA3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11, C29, C43, C45, C72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4]&lt;&gt;&quot;&quot;;&quot;&quot;;[.B4])" office:value-type="float" office:value="5" calcext:value-type="float">
            <text:p>5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5" calcext:value-type="float">
            <text:p>5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12</text:p>
          </table:table-cell>
          <table:table-cell table:style-name="ce13" office:value-type="string" calcext:value-type="string">
            <text:p>2812601</text:p>
          </table:table-cell>
          <table:table-cell table:style-name="ce21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90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THT, Ø10.5mm, RM 5</text:p>
          </table:table-cell>
          <table:table-cell table:style-name="ce166" office:value-type="string" calcext:value-type="string">
            <text:p>C13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15, C25</text:p>
          </table:table-cell>
          <table:table-cell table:style-name="ce13" office:value-type="string" calcext:value-type="string">
            <text:p>1907356</text:p>
          </table:table-cell>
          <table:table-cell table:style-name="ce21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90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, X7R</text:p>
          </table:table-cell>
          <table:table-cell table:style-name="ce166" office:value-type="string" calcext:value-type="string">
            <text:p>C17, C20, C22, C30, C34, C35, C37, C39, C40, C44, C48, C62, C64, C66, C67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15" calcext:value-type="float">
            <text:p>1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1" table:formula="of:=[.B8]" office:value-type="float" office:value="15" calcext:value-type="float">
            <text:p>15</text:p>
          </table:table-cell>
          <table:table-cell table:style-name="ce138" table:formula="of:=[.Z8]*[.AA8]" office:value-type="float" office:value="0.105" calcext:value-type="float">
            <text:p>0,105</text:p>
          </table:table-cell>
          <table:table-cell table:number-columns-repeated="996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23, C71</text:p>
          </table:table-cell>
          <table:table-cell table:style-name="ce13" office:value-type="string" calcext:value-type="string">
            <text:p>2462768</text:p>
          </table:table-cell>
          <table:table-cell table:style-name="ce21" office:value-type="string" calcext:value-type="string">
            <text:p>T491A475M010AT</text:p>
          </table:table-cell>
          <table:table-cell table:style-name="ce44" office:value-type="float" office:value="0.273" calcext:value-type="float">
            <text:p>0,27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98-1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M010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41</text:p>
          </table:table-cell>
          <table:table-cell table:style-name="ce90" office:value-type="string" calcext:value-type="string">
            <text:p>T491A475K016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491A475M010AT</text:p>
          </table:table-cell>
          <table:table-cell table:style-name="ce44" office:value-type="float" office:value="0.1371" calcext:value-type="float">
            <text:p>0,13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1371" calcext:value-type="currency">
            <text:p>0,137 €</text:p>
          </table:table-cell>
          <table:table-cell table:style-name="ce121" table:formula="of:=[.B9]" office:value-type="float" office:value="2" calcext:value-type="float">
            <text:p>2</text:p>
          </table:table-cell>
          <table:table-cell table:style-name="ce138" table:formula="of:=[.Z9]*[.AA9]" office:value-type="float" office:value="0.2742" calcext:value-type="float">
            <text:p>0,274</text:p>
          </table:table-cell>
          <table:table-cell table:number-columns-repeated="996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166" office:value-type="string" calcext:value-type="string">
            <text:p>C24</text:p>
          </table:table-cell>
          <table:table-cell table:style-name="ce14" office:value-type="string" calcext:value-type="string">
            <text:p>1800650</text:p>
          </table:table-cell>
          <table:table-cell table:style-name="ce22" office:value-type="string" calcext:value-type="string">
            <text:p>EEUFR1E471B</text:p>
          </table:table-cell>
          <table:table-cell table:style-name="ce45" office:value-type="float" office:value="0.461" calcext:value-type="float">
            <text:p>0,46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3-11717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C471MPD1TD</text:p>
          </table:table-cell>
          <table:table-cell table:style-name="ce74" office:value-type="float" office:value="0.374" calcext:value-type="float">
            <text:p>0,37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8-3721</text:p>
          </table:table-cell>
          <table:table-cell table:style-name="ce91" office:value-type="string" calcext:value-type="string">
            <text:p>EEUFR1E471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EEUFR1E471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195" calcext:value-type="currency">
            <text:p>0,195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195" calcext:value-type="float">
            <text:p>0,195</text:p>
          </table:table-cell>
          <table:table-cell table:number-columns-repeated="996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6, C70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27, C68, C69</text:p>
            <text:p/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3" calcext:value-type="float">
            <text:p>3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121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8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n3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3, C9, C18, C2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4" calcext:value-type="float">
            <text:p>4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8">
          <table:table-cell table:style-name="ce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121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31, C32</text:p>
          </table:table-cell>
          <table:table-cell table:style-name="ce13" office:value-type="string" calcext:value-type="string">
            <text:p>1547017</text:p>
          </table:table-cell>
          <table:table-cell table:style-name="ce21" office:value-type="string" calcext:value-type="string">
            <text:p>400KXW120MEFC18X30</text:p>
          </table:table-cell>
          <table:table-cell table:style-name="ce44" office:value-type="float" office:value="2.89" calcext:value-type="float">
            <text:p>2,8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5466-ND</text:p>
          </table:table-cell>
          <table:table-cell table:style-name="ce73" office:value-type="float" office:value="3.12" calcext:value-type="float">
            <text:p>3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121MHD</text:p>
          </table:table-cell>
          <table:table-cell table:style-name="ce73" office:value-type="float" office:value="3.18" calcext:value-type="float">
            <text:p>3,1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51-4116</text:p>
          </table:table-cell>
          <table:table-cell table:style-name="ce90" office:value-type="string" calcext:value-type="string">
            <text:p>UCP2G121MHD</text:p>
          </table:table-cell>
          <table:table-cell table:style-name="ce73" office:value-type="float" office:value="3.84" calcext:value-type="float">
            <text:p>3,84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121MHD</text:p>
          </table:table-cell>
          <table:table-cell table:style-name="ce44" office:value-type="float" office:value="1.38823" calcext:value-type="float">
            <text:p>1,388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38823" calcext:value-type="currency">
            <text:p>1,38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, X7R</text:p>
          </table:table-cell>
          <table:table-cell table:style-name="ce166" office:value-type="string" calcext:value-type="string">
            <text:p>C33, C38, C42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6]&lt;&gt;&quot;&quot;;&quot;&quot;;[.B16])" office:value-type="float" office:value="3" calcext:value-type="float">
            <text:p>3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031" calcext:value-type="currency">
            <text:p>0,031 €</text:p>
          </table:table-cell>
          <table:table-cell table:style-name="ce121" table:formula="of:=[.B16]" office:value-type="float" office:value="3" calcext:value-type="float">
            <text:p>3</text:p>
          </table:table-cell>
          <table:table-cell table:style-name="ce138" table:formula="of:=[.Z16]*[.AA16]" office:value-type="float" office:value="0.093" calcext:value-type="float">
            <text:p>0,093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, X7R</text:p>
          </table:table-cell>
          <table:table-cell table:style-name="ce33" office:value-type="string" calcext:value-type="string">
            <text:p>C36, C46, C47</text:p>
          </table:table-cell>
          <table:table-cell table:style-name="ce13" office:value-type="string" calcext:value-type="string">
            <text:p>2676599</text:p>
          </table:table-cell>
          <table:table-cell table:style-name="ce21" office:value-type="string" calcext:value-type="string">
            <text:p>C1812C104KBRACTU</text:p>
          </table:table-cell>
          <table:table-cell table:style-name="ce44" office:value-type="float" office:value="0.6" calcext:value-type="float">
            <text:p>0,6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45-2300-1-ND</text:p>
          </table:table-cell>
          <table:table-cell table:style-name="ce73" office:value-type="float" office:value="0.453" calcext:value-type="float">
            <text:p>0,45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10-C4532X7R2J104M</text:p>
          </table:table-cell>
          <table:table-cell table:style-name="ce73" office:value-type="float" office:value="0.408" calcext:value-type="float">
            <text:p>0,4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371-6887</text:p>
          </table:table-cell>
          <table:table-cell table:style-name="ce90" office:value-type="string" calcext:value-type="string">
            <text:p>C4532JB2J104K</text:p>
          </table:table-cell>
          <table:table-cell table:style-name="ce73" office:value-type="float" office:value="0.46" calcext:value-type="float">
            <text:p>0,460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1812B104K501CT</text:p>
          </table:table-cell>
          <table:table-cell table:style-name="ce44" office:value-type="float" office:value="0.66307" calcext:value-type="float">
            <text:p>0,66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7" table:formula="of:=IF([.B17]&lt;&gt;&quot;&quot;;MIN([.H17];[.K17];[.N17];[.R17];[.U17]);&quot;&quot;)" office:value-type="currency" office:currency="EUR" office:value="0.408" calcext:value-type="currency">
            <text:p>0,408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1.224" calcext:value-type="float">
            <text:p>1,224</text:p>
          </table:table-cell>
          <table:table-cell table:number-columns-repeated="996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Y1Y-470P</text:p>
          </table:table-cell>
          <table:table-cell table:style-name="ce22" office:value-type="string" calcext:value-type="string">
            <text:p>THT, Ceramic Y1, RM 10</text:p>
          </table:table-cell>
          <table:table-cell table:style-name="ce166" office:value-type="string" calcext:value-type="string">
            <text:p>C5, C6, C19</text:p>
            <text:p/>
          </table:table-cell>
          <table:table-cell table:style-name="ce14" office:value-type="string" calcext:value-type="string">
            <text:p>2860164</text:p>
          </table:table-cell>
          <table:table-cell table:style-name="ce22" office:value-type="string" calcext:value-type="string">
            <text:p>VY1471K31Y5UQ6TV0 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C2372-ND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2-VY1471M31Y5UQ63V0</text:p>
          </table:table-cell>
          <table:table-cell table:style-name="ce74" office:value-type="float" office:value="0.186" calcext:value-type="float">
            <text:p>0,18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36-8858</text:p>
          </table:table-cell>
          <table:table-cell table:style-name="ce91" office:value-type="string" calcext:value-type="string">
            <text:p>VY1471K31Y5UQ6TV0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Y1Y-470P</text:p>
          </table:table-cell>
          <table:table-cell table:style-name="ce45" office:value-type="float" office:value="0.0994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994" calcext:value-type="currency">
            <text:p>0,099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41</text:p>
          </table:table-cell>
          <table:table-cell table:style-name="ce13" office:value-type="string" calcext:value-type="string">
            <text:p>1855965</text:p>
          </table:table-cell>
          <table:table-cell table:style-name="ce21" office:value-type="string" calcext:value-type="string">
            <text:p>MC1210B222K102CT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7228-1-ND</text:p>
          </table:table-cell>
          <table:table-cell table:style-name="ce73" office:value-type="float" office:value="0.91" calcext:value-type="float">
            <text:p>0,9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43-1210J1K00222KJT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8121</text:p>
          </table:table-cell>
          <table:table-cell table:style-name="ce90" office:value-type="string" calcext:value-type="string">
            <text:p>1210Y1K00222KXT</text:p>
          </table:table-cell>
          <table:table-cell table:style-name="ce73" office:value-type="float" office:value="0.564" calcext:value-type="float">
            <text:p>0,56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06B222K102CT</text:p>
          </table:table-cell>
          <table:table-cell table:style-name="ce44" office:value-type="float" office:value="0.11422" calcext:value-type="float">
            <text:p>0,114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11422" calcext:value-type="currency">
            <text:p>0,114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8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49</text:p>
          </table:table-cell>
          <table:table-cell table:style-name="ce14" office:value-type="string" calcext:value-type="string">
            <text:p>2773233</text:p>
          </table:table-cell>
          <table:table-cell table:style-name="ce22" office:value-type="string" calcext:value-type="string">
            <text:p>C0805C221K5GACTU</text:p>
          </table:table-cell>
          <table:table-cell table:style-name="ce45" office:value-type="float" office:value="0.0374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8038-1-ND</text:p>
          </table:table-cell>
          <table:table-cell table:style-name="ce74" office:value-type="float" office:value="0.079" calcext:value-type="float">
            <text:p>0,07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221J5G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23-6247</text:p>
          </table:table-cell>
          <table:table-cell table:style-name="ce91" office:value-type="string" calcext:value-type="string">
            <text:p>GRM2165C1H221JA01D</text:p>
          </table:table-cell>
          <table:table-cell table:style-name="ce74" office:value-type="float" office:value="0.067" calcext:value-type="float">
            <text:p>0,067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C221JBANNNC</text:p>
          </table:table-cell>
          <table:table-cell table:style-name="ce45" office:value-type="float" office:value="0.0276" calcext:value-type="float">
            <text:p>0,02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276" calcext:value-type="currency">
            <text:p>0,028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50</text:p>
          </table:table-cell>
          <table:table-cell table:style-name="ce13" office:value-type="string" calcext:value-type="string">
            <text:p>2497036</text:p>
          </table:table-cell>
          <table:table-cell table:style-name="ce21" office:value-type="string" calcext:value-type="string">
            <text:p>0805N471J101CT</text:p>
          </table:table-cell>
          <table:table-cell table:style-name="ce44" office:value-type="float" office:value="0.0449" calcext:value-type="float">
            <text:p>0,045</text:p>
          </table:table-cell>
          <table:table-cell table:style-name="ce52"/>
          <table:table-cell table:style-name="ce64" office:value-type="string" calcext:value-type="string">
            <text:p>732-7837-1-ND</text:p>
          </table:table-cell>
          <table:table-cell table:style-name="ce73" office:value-type="float" office:value="0.057" calcext:value-type="float">
            <text:p>0,05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A471KXAAC</text:p>
          </table:table-cell>
          <table:table-cell table:style-name="ce73" office:value-type="float" office:value="0.047" calcext:value-type="float">
            <text:p>0,04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64-4315</text:p>
          </table:table-cell>
          <table:table-cell table:style-name="ce90" office:value-type="string" calcext:value-type="string">
            <text:p>C0805C471J5GACTU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A471JXACW1BC</text:p>
          </table:table-cell>
          <table:table-cell table:style-name="ce44" office:value-type="float" office:value="0.0325" calcext:value-type="float">
            <text:p>0,03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325" calcext:value-type="currency">
            <text:p>0,033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UPW1J152MHD</text:p>
          </table:table-cell>
          <table:table-cell table:style-name="ce22" office:value-type="string" calcext:value-type="string">
            <text:p>THT, Ø18mm, RM 7.5</text:p>
          </table:table-cell>
          <table:table-cell table:style-name="ce166" office:value-type="string" calcext:value-type="string">
            <text:p>C52, C53, C54</text:p>
          </table:table-cell>
          <table:table-cell table:style-name="ce14" office:value-type="string" calcext:value-type="string">
            <text:p>2479585</text:p>
          </table:table-cell>
          <table:table-cell table:style-name="ce22" office:value-type="string" calcext:value-type="string">
            <text:p>UPW1J152MHD1TN</text:p>
          </table:table-cell>
          <table:table-cell table:style-name="ce45" office:value-type="float" office:value="1.3" calcext:value-type="float">
            <text:p>1,3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959-ND 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J152MHD</text:p>
          </table:table-cell>
          <table:table-cell table:style-name="ce74" office:value-type="float" office:value="1.7" calcext:value-type="float">
            <text:p>1,70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5-2981</text:p>
          </table:table-cell>
          <table:table-cell table:style-name="ce91" office:value-type="string" calcext:value-type="string">
            <text:p>UPW1J152MHD</text:p>
          </table:table-cell>
          <table:table-cell table:style-name="ce74" office:value-type="float" office:value="2.215" calcext:value-type="float">
            <text:p>2,21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UPW1J152MHD</text:p>
          </table:table-cell>
          <table:table-cell table:style-name="ce45" office:value-type="float" office:value="1.65173" calcext:value-type="float">
            <text:p>1,652</text:p>
          </table:table-cell>
          <table:table-cell table:style-name="ce81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22]&lt;&gt;&quot;&quot;;&quot;&quot;;[.B22])">
            <text:p/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1.3" calcext:value-type="currency">
            <text:p>1,300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2]*[.AA22]" office:value-type="float" office:value="3.9" calcext:value-type="float">
            <text:p>3,900</text:p>
          </table:table-cell>
          <table:table-cell table:number-columns-repeated="996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u/100V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55, C58</text:p>
          </table:table-cell>
          <table:table-cell table:style-name="ce13" office:value-type="string" calcext:value-type="string">
            <text:p>2491179</text:p>
          </table:table-cell>
          <table:table-cell table:style-name="ce21" office:value-type="string" calcext:value-type="string">
            <text:p>C1206C105K1RACTU</text:p>
          </table:table-cell>
          <table:table-cell table:style-name="ce44" office:value-type="float" office:value="0.374" calcext:value-type="float">
            <text:p>0,37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3094-1-ND</text:p>
          </table:table-cell>
          <table:table-cell table:style-name="ce73" office:value-type="float" office:value="0.24" calcext:value-type="float">
            <text:p>0,2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HMK316B7105MLHT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916-2977</text:p>
          </table:table-cell>
          <table:table-cell table:style-name="ce90" office:value-type="string" calcext:value-type="string">
            <text:p>C3216X7R2A105K160AM</text:p>
          </table:table-cell>
          <table:table-cell table:style-name="ce73" office:value-type="float" office:value="0.29" calcext:value-type="float">
            <text:p>0,290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1B105KCHSNNE</text:p>
          </table:table-cell>
          <table:table-cell table:style-name="ce44" office:value-type="float" office:value="0.211" calcext:value-type="float">
            <text:p>0,21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3]&lt;&gt;&quot;&quot;;&quot;&quot;;[.B23])" office:value-type="float" office:value="2" calcext:value-type="float">
            <text:p>2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211" calcext:value-type="currency">
            <text:p>0,211 €</text:p>
          </table:table-cell>
          <table:table-cell table:style-name="ce121" table:formula="of:=[.B23]" office:value-type="float" office:value="2" calcext:value-type="float">
            <text:p>2</text:p>
          </table:table-cell>
          <table:table-cell table:style-name="ce138" table:formula="of:=[.Z23]*[.AA23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RA330MHA0G</text:p>
          </table:table-cell>
          <table:table-cell table:style-name="ce22" office:value-type="string" calcext:value-type="string">
            <text:p>Ø8 x 10 mm</text:p>
          </table:table-cell>
          <table:table-cell table:style-name="ce166" office:value-type="string" calcext:value-type="string">
            <text:p>C56, C57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565-4788-1-ND </text:p>
          </table:table-cell>
          <table:table-cell table:style-name="ce74" office:value-type="float" office:value="0.89" calcext:value-type="float">
            <text:p>0,8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HHXC630ARA330MHA0G</text:p>
          </table:table-cell>
          <table:table-cell table:style-name="ce74" office:value-type="float" office:value="0.77" calcext:value-type="float">
            <text:p>0,7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7" table:formula="of:=IF([.B24]&lt;&gt;&quot;&quot;;MIN([.H24];[.K24];[.N24];[.R24];[.U24]);&quot;&quot;)" office:value-type="currency" office:currency="EUR" office:value="0.77" calcext:value-type="currency">
            <text:p>0,770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n7/200V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61, C65</text:p>
          </table:table-cell>
          <table:table-cell table:style-name="ce13" office:value-type="string" calcext:value-type="string">
            <text:p>1855870</text:p>
          </table:table-cell>
          <table:table-cell table:style-name="ce21" office:value-type="string" calcext:value-type="string">
            <text:p>MC1206B472K201CT </text:p>
          </table:table-cell>
          <table:table-cell table:style-name="ce44" office:value-type="float" office:value="0.149" calcext:value-type="float">
            <text:p>0,14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78-10870-1-ND</text:p>
          </table:table-cell>
          <table:table-cell table:style-name="ce73" office:value-type="float" office:value="0.283" calcext:value-type="float">
            <text:p>0,28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81-12062C472JAT2A</text:p>
          </table:table-cell>
          <table:table-cell table:style-name="ce73" office:value-type="float" office:value="0.247" calcext:value-type="float">
            <text:p>0,24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69-8644</text:p>
          </table:table-cell>
          <table:table-cell table:style-name="ce90" office:value-type="string" calcext:value-type="string">
            <text:p>223893115632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206B472K501CT</text:p>
          </table:table-cell>
          <table:table-cell table:style-name="ce44" office:value-type="float" office:value="0.10462" calcext:value-type="float">
            <text:p>0,10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RS" calcext:value-type="string">
            <text:p>RS</text:p>
          </table:table-cell>
          <table:table-cell table:style-name="ce127" table:formula="of:=IF([.B25]&lt;&gt;&quot;&quot;;MIN([.H25];[.K25];[.N25];[.R25];[.U25]);&quot;&quot;)" office:value-type="currency" office:currency="EUR" office:value="0.048" calcext:value-type="currency">
            <text:p>0,048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6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10, X7R</text:p>
          </table:table-cell>
          <table:table-cell table:style-name="ce166" office:value-type="string" calcext:value-type="string">
            <text:p>C63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188" calcext:value-type="currency">
            <text:p>0,188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8">
          <table:table-cell table:style-name="ce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EEEFK1V470P</text:p>
          </table:table-cell>
          <table:table-cell table:style-name="ce21" office:value-type="string" calcext:value-type="string">
            <text:p>Ø6.3 x 5.8 mm</text:p>
          </table:table-cell>
          <table:table-cell table:style-name="ce33" office:value-type="string" calcext:value-type="string">
            <text:p>C7, C10, C14</text:p>
          </table:table-cell>
          <table:table-cell table:style-name="ce13" office:value-type="string" calcext:value-type="string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44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12" calcext:value-type="float">
            <text:p>0,31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90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7]&lt;&gt;&quot;&quot;;&quot;&quot;;[.B27])" office:value-type="float" office:value="3" calcext:value-type="float">
            <text:p>3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13" calcext:value-type="currency">
            <text:p>0,130 €</text:p>
          </table:table-cell>
          <table:table-cell table:style-name="ce121" table:formula="of:=[.B27]" office:value-type="float" office:value="3" calcext:value-type="float">
            <text:p>3</text:p>
          </table:table-cell>
          <table:table-cell table:style-name="ce138" table:formula="of:=[.Z27]*[.AA27]" office:value-type="float" office:value="0.39" calcext:value-type="float">
            <text:p>0,390</text:p>
          </table:table-cell>
          <table:table-cell table:number-columns-repeated="996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8, C16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8]&lt;&gt;&quot;&quot;;&quot;&quot;;[.B28])" office:value-type="float" office:value="2" calcext:value-type="float">
            <text:p>2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266" calcext:value-type="currency">
            <text:p>0,027 €</text:p>
          </table:table-cell>
          <table:table-cell table:style-name="ce121" table:formula="of:=[.B28]" office:value-type="float" office:value="2" calcext:value-type="float">
            <text:p>2</text:p>
          </table:table-cell>
          <table:table-cell table:style-name="ce138" table:formula="of:=[.Z28]*[.AA28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8">
          <table:table-cell table:style-name="ce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S110B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1, D2, D5, D8</text:p>
          </table:table-cell>
          <table:table-cell table:style-name="ce13" office:value-type="string" calcext:value-type="string">
            <text:p>1861422</text:p>
          </table:table-cell>
          <table:table-cell table:style-name="ce21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90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9]&lt;&gt;&quot;&quot;;&quot;&quot;;[.B29])" office:value-type="float" office:value="4" calcext:value-type="float">
            <text:p>4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5313" calcext:value-type="currency">
            <text:p>0,053 €</text:p>
          </table:table-cell>
          <table:table-cell table:style-name="ce121" table:formula="of:=[.B29]" office:value-type="float" office:value="4" calcext:value-type="float">
            <text:p>4</text:p>
          </table:table-cell>
          <table:table-cell table:style-name="ce138" table:formula="of:=[.Z29]*[.AA29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9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166" office:value-type="string" calcext:value-type="string">
            <text:p>D10, D11, D12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30]&lt;&gt;&quot;&quot;;&quot;&quot;;[.B30])" office:value-type="float" office:value="3" calcext:value-type="float">
            <text:p>3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2645" calcext:value-type="currency">
            <text:p>0,026 €</text:p>
          </table:table-cell>
          <table:table-cell table:style-name="ce121" table:formula="of:=[.B30]" office:value-type="float" office:value="3" calcext:value-type="float">
            <text:p>3</text:p>
          </table:table-cell>
          <table:table-cell table:style-name="ce138" table:formula="of:=[.Z30]*[.AA30]" office:value-type="float" office:value="0.07935" calcext:value-type="float">
            <text:p>0,079</text:p>
          </table:table-cell>
          <table:table-cell table:number-columns-repeated="996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3D02065E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D13, D18, D19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2065E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2065E</text:p>
          </table:table-cell>
          <table:table-cell table:style-name="ce73" office:value-type="float" office:value="0.859" calcext:value-type="float">
            <text:p>0,85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5-8846</text:p>
          </table:table-cell>
          <table:table-cell table:style-name="ce90" office:value-type="string" calcext:value-type="string">
            <text:p>C3D02065E</text:p>
          </table:table-cell>
          <table:table-cell table:style-name="ce73" office:value-type="float" office:value="0.869" calcext:value-type="float">
            <text:p>0,869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C3D02065</text:p>
          </table:table-cell>
          <table:table-cell table:style-name="ce44" office:value-type="float" office:value="0.62" calcext:value-type="float">
            <text:p>0,620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1]&lt;&gt;&quot;&quot;;&quot;&quot;;[.B31])" office:value-type="float" office:value="3" calcext:value-type="float">
            <text:p>3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62" calcext:value-type="currency">
            <text:p>0,620 €</text:p>
          </table:table-cell>
          <table:table-cell table:style-name="ce121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3D03060A</text:p>
          </table:table-cell>
          <table:table-cell table:style-name="ce22" office:value-type="string" calcext:value-type="string">
            <text:p>THT, TO-220</text:p>
          </table:table-cell>
          <table:table-cell table:style-name="ce166" office:value-type="string" calcext:value-type="string">
            <text:p>D1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3060A-ND</text:p>
          </table:table-cell>
          <table:table-cell table:style-name="ce74" office:value-type="float" office:value="1.25" calcext:value-type="float">
            <text:p>1,2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3060A</text:p>
          </table:table-cell>
          <table:table-cell table:style-name="ce74" office:value-type="float" office:value="1.24" calcext:value-type="float">
            <text:p>1,2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2-7447</text:p>
          </table:table-cell>
          <table:table-cell table:style-name="ce91" office:value-type="string" calcext:value-type="string">
            <text:p>C3D03060A</text:p>
          </table:table-cell>
          <table:table-cell table:style-name="ce74" office:value-type="float" office:value="1.26" calcext:value-type="float">
            <text:p>1,26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C3D03060A</text:p>
          </table:table-cell>
          <table:table-cell table:style-name="ce45" office:value-type="float" office:value="0.85" calcext:value-type="float">
            <text:p>0,850</text:p>
          </table:table-cell>
          <table:table-cell table:style-name="ce81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85" calcext:value-type="currency">
            <text:p>0,85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10">
          <table:table-cell table:style-name="ce3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1N5819HW-7-F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3, D6, D7, D9, D16, D20, D21, D22, D23</text:p>
          </table:table-cell>
          <table:table-cell table:style-name="ce13" office:value-type="string" calcext:value-type="string">
            <text:p>2306459</text:p>
          </table:table-cell>
          <table:table-cell table:style-name="ce21" office:value-type="string" calcext:value-type="string">
            <text:p>1N5819HW-7-F</text:p>
          </table:table-cell>
          <table:table-cell table:style-name="ce44" office:value-type="float" office:value="0.183" calcext:value-type="float">
            <text:p>0,18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N5819HW-FDICT-ND</text:p>
          </table:table-cell>
          <table:table-cell table:style-name="ce73" office:value-type="float" office:value="0.31" calcext:value-type="float">
            <text:p>0,31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21-1N5819HW-F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08-2197</text:p>
          </table:table-cell>
          <table:table-cell table:style-name="ce90" office:value-type="string" calcext:value-type="string">
            <text:p>1N5819HW-7-F</text:p>
          </table:table-cell>
          <table:table-cell table:style-name="ce73" office:value-type="float" office:value="0.252" calcext:value-type="float">
            <text:p>0,25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N5819HW-7-F</text:p>
          </table:table-cell>
          <table:table-cell table:style-name="ce44" office:value-type="float" office:value="0.0857" calcext:value-type="float">
            <text:p>0,086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3]&lt;&gt;&quot;&quot;;&quot;&quot;;[.B33])" office:value-type="float" office:value="9" calcext:value-type="float">
            <text:p>9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0857" calcext:value-type="currency">
            <text:p>0,086 €</text:p>
          </table:table-cell>
          <table:table-cell table:style-name="ce121" table:formula="of:=[.B33]" office:value-type="float" office:value="9" calcext:value-type="float">
            <text:p>9</text:p>
          </table:table-cell>
          <table:table-cell table:style-name="ce138" table:formula="of:=[.Z33]*[.AA33]" office:value-type="float" office:value="0.7713" calcext:value-type="float">
            <text:p>0,771</text:p>
          </table:table-cell>
          <table:table-cell table:number-columns-repeated="996"/>
        </table:table-row>
        <table:table-row table:style-name="ro7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166" office:value-type="string" calcext:value-type="string">
            <text:p>D4</text:p>
          </table:table-cell>
          <table:table-cell table:style-name="ce14" office:value-type="string" calcext:value-type="string">
            <text:p>2306342</text:p>
          </table:table-cell>
          <table:table-cell table:style-name="ce22" office:value-type="string" calcext:value-type="string">
            <text:p>US1K-13-F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-FDICT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-F</text:p>
          </table:table-cell>
          <table:table-cell table:style-name="ce74" office:value-type="float" office:value="0.366" calcext:value-type="float">
            <text:p>0,36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674" calcext:value-type="currency">
            <text:p>0,067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1211125</text:p>
          </table:table-cell>
          <table:table-cell table:style-name="ce21" office:value-type="string" calcext:value-type="string">
            <text:p>MC79L05ACDG </text:p>
          </table:table-cell>
          <table:table-cell table:style-name="ce44" office:value-type="float" office:value="0.294" calcext:value-type="float">
            <text:p>0,2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C79L05ACDGOS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MC79L05ACDG4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88-9310</text:p>
          </table:table-cell>
          <table:table-cell table:style-name="ce90" office:value-type="string" calcext:value-type="string">
            <text:p>MC79L05ABDG</text:p>
          </table:table-cell>
          <table:table-cell table:style-name="ce73" office:value-type="float" office:value="0.395" calcext:value-type="float">
            <text:p>0,395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2323" calcext:value-type="currency">
            <text:p>0,232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2323" calcext:value-type="float">
            <text:p>0,232</text:p>
          </table:table-cell>
          <table:table-cell table:number-columns-repeated="996"/>
        </table:table-row>
        <table:table-row table:style-name="ro8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51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2</text:p>
          </table:table-cell>
          <table:table-cell table:style-name="ce14" office:value-type="string" calcext:value-type="string">
            <text:p>2845124</text:p>
          </table:table-cell>
          <table:table-cell table:style-name="ce22" office:value-type="string" calcext:value-type="string">
            <text:p>LP2951CD-3.3R2G</text:p>
          </table:table-cell>
          <table:table-cell table:style-name="ce45" office:value-type="float" office:value="0.402" calcext:value-type="float">
            <text:p>0,40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LP2951CDR2GOSCT-ND</text:p>
          </table:table-cell>
          <table:table-cell table:style-name="ce74" office:value-type="float" office:value="0.44" calcext:value-type="float">
            <text:p>0,4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LP2951-50DR</text:p>
          </table:table-cell>
          <table:table-cell table:style-name="ce74" office:value-type="float" office:value="0.417" calcext:value-type="float">
            <text:p>0,41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3-7699</text:p>
          </table:table-cell>
          <table:table-cell table:style-name="ce91" office:value-type="string" calcext:value-type="string">
            <text:p>LP2951CD-3.3R2G</text:p>
          </table:table-cell>
          <table:table-cell table:style-name="ce74" office:value-type="float" office:value="0.358" calcext:value-type="float">
            <text:p>0,35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P2951CDR2G</text:p>
          </table:table-cell>
          <table:table-cell table:style-name="ce45" office:value-type="float" office:value="0.2105" calcext:value-type="float">
            <text:p>0,21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105" calcext:value-type="currency">
            <text:p>0,211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105" calcext:value-type="float">
            <text:p>0,211</text:p>
          </table:table-cell>
          <table:table-cell table:number-columns-repeated="996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IPer35L</text:p>
          </table:table-cell>
          <table:table-cell table:style-name="ce21" office:value-type="string" calcext:value-type="string">
            <text:p>SOIC16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612169</text:p>
          </table:table-cell>
          <table:table-cell table:style-name="ce21" office:value-type="string" calcext:value-type="string">
            <text:p>VIPER35LD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16075-5-N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VIPER35L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24-1146</text:p>
          </table:table-cell>
          <table:table-cell table:style-name="ce90" office:value-type="string" calcext:value-type="string">
            <text:p>VIPER35LDTR</text:p>
          </table:table-cell>
          <table:table-cell table:style-name="ce73" office:value-type="float" office:value="1.544" calcext:value-type="float">
            <text:p>1,54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7" table:formula="of:=IF([.B37]&lt;&gt;&quot;&quot;;MIN([.H37];[.K37];[.N37];[.R37];[.U37]);&quot;&quot;)" office:value-type="currency" office:currency="EUR" office:value="1.04" calcext:value-type="currency">
            <text:p>1,040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10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I8233BB-D-IS1</text:p>
          </table:table-cell>
          <table:table-cell table:style-name="ce22" office:value-type="string" calcext:value-type="string">
            <text:p>SOIC16</text:p>
          </table:table-cell>
          <table:table-cell table:style-name="ce166" office:value-type="string" calcext:value-type="string">
            <text:p>IC4</text:p>
          </table:table-cell>
          <table:table-cell table:style-name="ce14" office:value-type="string" calcext:value-type="string">
            <text:p>2423138</text:p>
          </table:table-cell>
          <table:table-cell table:style-name="ce22" office:value-type="string" calcext:value-type="string">
            <text:p>SI8233BB-D-IS1</text:p>
          </table:table-cell>
          <table:table-cell table:style-name="ce45" office:value-type="float" office:value="2.46" calcext:value-type="float">
            <text:p>2,46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36-3066-ND</text:p>
          </table:table-cell>
          <table:table-cell table:style-name="ce74" office:value-type="float" office:value="2.05" calcext:value-type="float">
            <text:p>2,0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4-SI8233BB-D-IS1</text:p>
          </table:table-cell>
          <table:table-cell table:style-name="ce74" office:value-type="float" office:value="2.41" calcext:value-type="float">
            <text:p>2,410</text:p>
          </table:table-cell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27" table:formula="of:=IF([.B38]&lt;&gt;&quot;&quot;;MIN([.H38];[.K38];[.N38];[.R38];[.U38]);&quot;&quot;)" office:value-type="currency" office:currency="EUR" office:value="2.05" calcext:value-type="currency">
            <text:p>2,05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5041B</text:p>
          </table:table-cell>
          <table:table-cell table:style-name="ce21" office:value-type="string" calcext:value-type="string">
            <text:p>TSSOP16</text:p>
          </table:table-cell>
          <table:table-cell table:style-name="ce33" office:value-type="string" calcext:value-type="string">
            <text:p>IC5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LM5041BMTC/NOPB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26-LM5041BMTC/NOPB</text:p>
          </table:table-cell>
          <table:table-cell table:style-name="ce73" office:value-type="float" office:value="3.09" calcext:value-type="float">
            <text:p>3,0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7" table:formula="of:=IF([.B39]&lt;&gt;&quot;&quot;;MIN([.H39];[.K39];[.N39];[.R39];[.U39]);&quot;&quot;)" office:value-type="currency" office:currency="EUR" office:value="3.09" calcext:value-type="currency">
            <text:p>3,09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11688STRPBF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6</text:p>
          </table:table-cell>
          <table:table-cell table:style-name="ce14" office:value-type="string" calcext:value-type="string">
            <text:p>2780950</text:p>
          </table:table-cell>
          <table:table-cell table:style-name="ce22" office:value-type="string" calcext:value-type="string">
            <text:p>IR11688STR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11688STRPBFCT-ND</text:p>
          </table:table-cell>
          <table:table-cell table:style-name="ce74" office:value-type="float" office:value="1.68" calcext:value-type="float">
            <text:p>1,6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11688STRPBF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IR11688STRPBF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1.52" calcext:value-type="currency">
            <text:p>1,52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072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7</text:p>
          </table:table-cell>
          <table:table-cell table:style-name="ce13" office:value-type="string" calcext:value-type="string">
            <text:p>2342304</text:p>
          </table:table-cell>
          <table:table-cell table:style-name="ce21" office:value-type="string" calcext:value-type="string">
            <text:p>TL072CPSR</text:p>
          </table:table-cell>
          <table:table-cell table:style-name="ce44" office:value-type="float" office:value="0.496" calcext:value-type="float">
            <text:p>0,4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TL072SG-13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TL072SG-13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1-0066</text:p>
          </table:table-cell>
          <table:table-cell table:style-name="ce90" office:value-type="string" calcext:value-type="string">
            <text:p>TL072CDR</text:p>
          </table:table-cell>
          <table:table-cell table:style-name="ce73" office:value-type="float" office:value="0.427" calcext:value-type="float">
            <text:p>0,427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L072CD-ST</text:p>
          </table:table-cell>
          <table:table-cell table:style-name="ce44" office:value-type="float" office:value="0.218" calcext:value-type="float">
            <text:p>0,218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218" calcext:value-type="currency">
            <text:p>0,218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103W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8</text:p>
          </table:table-cell>
          <table:table-cell table:style-name="ce14" office:value-type="string" calcext:value-type="string">
            <text:p>1755223</text:p>
          </table:table-cell>
          <table:table-cell table:style-name="ce22" office:value-type="string" calcext:value-type="string">
            <text:p>TL103WID </text:p>
          </table:table-cell>
          <table:table-cell table:style-name="ce45" office:value-type="float" office:value="0.665" calcext:value-type="float">
            <text:p>0,66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18862-1-ND</text:p>
          </table:table-cell>
          <table:table-cell table:style-name="ce74" office:value-type="float" office:value="0.61" calcext:value-type="float">
            <text:p>0,6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L103WID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9-5334</text:p>
          </table:table-cell>
          <table:table-cell table:style-name="ce91" office:value-type="string" calcext:value-type="string">
            <text:p>TL103WID</text:p>
          </table:table-cell>
          <table:table-cell table:style-name="ce74" office:value-type="float" office:value="0.692" calcext:value-type="float">
            <text:p>0,69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Digikey" calcext:value-type="string">
            <text:p>Digikey</text:p>
          </table:table-cell>
          <table:table-cell table:style-name="ce127" table:formula="of:=IF([.B42]&lt;&gt;&quot;&quot;;MIN([.H42];[.K42];[.N42];[.R42];[.U42]);&quot;&quot;)" office:value-type="currency" office:currency="EUR" office:value="0.61" calcext:value-type="currency">
            <text:p>0,610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JP3, R67</text:p>
          </table:table-cell>
          <table:table-cell table:style-name="ce13" office:value-type="float" office:value="9233750" calcext:value-type="float">
            <text:p>9233750</text:p>
          </table:table-cell>
          <table:table-cell table:style-name="ce21" office:value-type="string" calcext:value-type="string">
            <text:p>RC0805JR-070RL</text:p>
          </table:table-cell>
          <table:table-cell table:style-name="ce44" office:value-type="float" office:value="0.0123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2012J000CS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RC0805JR-070RL</text:p>
          </table:table-cell>
          <table:table-cell table:style-name="ce73" office:value-type="float" office:value="0.011" calcext:value-type="float">
            <text:p>0,01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800</text:p>
          </table:table-cell>
          <table:table-cell table:style-name="ce90" office:value-type="string" calcext:value-type="string">
            <text:p>CRCW08050000Z0EA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0R</text:p>
          </table:table-cell>
          <table:table-cell table:style-name="ce44" office:value-type="float" office:value="0.01748" calcext:value-type="float">
            <text:p>0,01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2" calcext:value-type="float">
            <text:p>2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7" table:formula="of:=IF([.B43]&lt;&gt;&quot;&quot;;MIN([.H43];[.K43];[.N43];[.R43];[.U43]);&quot;&quot;)" office:value-type="currency" office:currency="EUR" office:value="0.011" calcext:value-type="currency">
            <text:p>0,011 €</text:p>
          </table:table-cell>
          <table:table-cell table:style-name="ce121" table:formula="of:=[.B43]" office:value-type="float" office:value="2" calcext:value-type="float">
            <text:p>2</text:p>
          </table:table-cell>
          <table:table-cell table:style-name="ce138" table:formula="of:=[.Z43]*[.AA43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8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N214-2.5-02-3M3</text:p>
          </table:table-cell>
          <table:table-cell table:style-name="ce22" office:value-type="string" calcext:value-type="string">
            <text:p>THT, Common Mode Choke</text:p>
          </table:table-cell>
          <table:table-cell table:style-name="ce166" office:value-type="string" calcext:value-type="string">
            <text:p>L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817-2186-ND 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1-RN214-2.5-02-3M3</text:p>
          </table:table-cell>
          <table:table-cell table:style-name="ce74" office:value-type="float" office:value="1.46" calcext:value-type="float">
            <text:p>1,4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33-6257</text:p>
          </table:table-cell>
          <table:table-cell table:style-name="ce91" office:value-type="string" calcext:value-type="string">
            <text:p>RN214-2.5-02-3M3 </text:p>
          </table:table-cell>
          <table:table-cell table:style-name="ce74" office:value-type="float" office:value="1.742" calcext:value-type="float">
            <text:p>1,742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office:value-type="float" office:value="1" calcext:value-type="float">
            <text:p>1</text:p>
          </table:table-cell>
          <table:table-cell table:style-name="ce81" table:formula="of:=IF([.W44]&lt;&gt;&quot;&quot;;&quot;&quot;;[.B44])">
            <text:p/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1.46" calcext:value-type="currency">
            <text:p>1,460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5">
          <table:table-cell table:style-name="ce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DLG-0403-180</text:p>
          </table:table-cell>
          <table:table-cell table:style-name="ce21" office:value-type="string" calcext:value-type="string">
            <text:p>0403 inductor</text:p>
          </table:table-cell>
          <table:table-cell table:style-name="ce33" office:value-type="string" calcext:value-type="string">
            <text:p>L2, L3, L4</text:p>
          </table:table-cell>
          <table:table-cell table:style-name="ce13" office:value-type="string" calcext:value-type="string">
            <text:p>SDR0403-180ML</text:p>
          </table:table-cell>
          <table:table-cell table:style-name="ce21" office:value-type="string" calcext:value-type="string">
            <text:p>SDR0403-180M</text:p>
          </table:table-cell>
          <table:table-cell table:style-name="ce44" office:value-type="float" office:value="0.404" calcext:value-type="float">
            <text:p>0,40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180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180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8-0938</text:p>
          </table:table-cell>
          <table:table-cell table:style-name="ce90" office:value-type="string" calcext:value-type="string">
            <text:p>SDR0403-180ML</text:p>
          </table:table-cell>
          <table:table-cell table:style-name="ce73" office:value-type="float" office:value="0.336" calcext:value-type="float">
            <text:p>0,336</text:p>
          </table:table-cell>
          <table:table-cell table:style-name="ce80"/>
          <table:table-cell table:style-name="ce101" office:value-type="string" calcext:value-type="string">
            <text:p>DLG-0403-180</text:p>
          </table:table-cell>
          <table:table-cell table:style-name="ce44" office:value-type="float" office:value="0.1285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1285" calcext:value-type="currency">
            <text:p>0,129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8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0B684C</text:p>
          </table:table-cell>
          <table:table-cell table:style-name="ce22" office:value-type="string" calcext:value-type="string">
            <text:p>Murata power inductor 6000B</text:p>
          </table:table-cell>
          <table:table-cell table:style-name="ce166" office:value-type="string" calcext:value-type="string">
            <text:p>L5, L6</text:p>
          </table:table-cell>
          <table:table-cell table:style-name="ce14" office:value-type="string" calcext:value-type="string">
            <text:p>2290311</text:p>
          </table:table-cell>
          <table:table-cell table:style-name="ce22" office:value-type="string" calcext:value-type="string">
            <text:p>60B684C</text:p>
          </table:table-cell>
          <table:table-cell table:style-name="ce45" office:value-type="float" office:value="5.14" calcext:value-type="float">
            <text:p>5,14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811-2466-ND</text:p>
          </table:table-cell>
          <table:table-cell table:style-name="ce74" office:value-type="float" office:value="2.54" calcext:value-type="float">
            <text:p>2,5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80-60B684C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9-6427</text:p>
          </table:table-cell>
          <table:table-cell table:style-name="ce91" office:value-type="string" calcext:value-type="string">
            <text:p>60B684C</text:p>
          </table:table-cell>
          <table:table-cell table:style-name="ce74" office:value-type="float" office:value="2.65" calcext:value-type="float">
            <text:p>2,65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7" table:formula="of:=IF([.B46]&lt;&gt;&quot;&quot;;MIN([.H46];[.K46];[.N46];[.R46];[.U46]);&quot;&quot;)" office:value-type="currency" office:currency="EUR" office:value="2.52" calcext:value-type="currency">
            <text:p>2,520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HLP2020CZER3R3M11</text:p>
          </table:table-cell>
          <table:table-cell table:style-name="ce21" office:value-type="string" calcext:value-type="string">
            <text:p>Vishay power inductor</text:p>
          </table:table-cell>
          <table:table-cell table:style-name="ce33" office:value-type="string" calcext:value-type="string">
            <text:p>L7</text:p>
          </table:table-cell>
          <table:table-cell table:style-name="ce13" office:value-type="string" calcext:value-type="string">
            <text:p>1741325</text:p>
          </table:table-cell>
          <table:table-cell table:style-name="ce21" office:value-type="string" calcext:value-type="string">
            <text:p>IHLP2020CZER3R3M11 </text:p>
          </table:table-cell>
          <table:table-cell table:style-name="ce44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41-1237-1-ND</text:p>
          </table:table-cell>
          <table:table-cell table:style-name="ce73" office:value-type="float" office:value="2.04" calcext:value-type="float">
            <text:p>2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0-IHLP2020CZER3R3M1</text:p>
          </table:table-cell>
          <table:table-cell table:style-name="ce73" office:value-type="float" office:value="2.14" calcext:value-type="float">
            <text:p>2,1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7]&lt;&gt;&quot;&quot;;&quot;&quot;;[.B47])" office:value-type="float" office:value="1" calcext:value-type="float">
            <text:p>1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1.94" calcext:value-type="currency">
            <text:p>1,940 €</text:p>
          </table:table-cell>
          <table:table-cell table:style-name="ce121" table:formula="of:=[.B47]" office:value-type="float" office:value="1" calcext:value-type="float">
            <text:p>1</text:p>
          </table:table-cell>
          <table:table-cell table:style-name="ce138" table:formula="of:=[.Z47]*[.AA47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8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ST-C170YKT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LED1</text:p>
          </table:table-cell>
          <table:table-cell table:style-name="ce14" office:value-type="string" calcext:value-type="string">
            <text:p>2062217</text:p>
          </table:table-cell>
          <table:table-cell table:style-name="ce22" office:value-type="string" calcext:value-type="string">
            <text:p>SML-LX0805YC-TR </text:p>
          </table:table-cell>
          <table:table-cell table:style-name="ce45" office:value-type="float" office:value="0.208" calcext:value-type="float">
            <text:p>0,20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5-1-ND</text:p>
          </table:table-cell>
          <table:table-cell table:style-name="ce74" office:value-type="float" office:value="0.32" calcext:value-type="float">
            <text:p>0,3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59-LTST-C170YK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92-0925</text:p>
          </table:table-cell>
          <table:table-cell table:style-name="ce91" office:value-type="string" calcext:value-type="string">
            <text:p>LTST-C170YKT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45" office:value-type="float" office:value="0.05433" calcext:value-type="float">
            <text:p>0,05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0.05433" calcext:value-type="currency">
            <text:p>0,054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LP291-GB.SE-T</text:p>
          </table:table-cell>
          <table:table-cell table:style-name="ce21" office:value-type="string" calcext:value-type="string">
            <text:p>SOIC4</text:p>
          </table:table-cell>
          <table:table-cell table:style-name="ce33" office:value-type="string" calcext:value-type="string">
            <text:p>OK1, OK2</text:p>
          </table:table-cell>
          <table:table-cell table:style-name="ce13" office:value-type="string" calcext:value-type="string">
            <text:p>2524307</text:p>
          </table:table-cell>
          <table:table-cell table:style-name="ce21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90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116" calcext:value-type="currency">
            <text:p>0,116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9]*[.AA49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8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166" office:value-type="string" calcext:value-type="string">
            <text:p>Q1</text:p>
          </table:table-cell>
          <table:table-cell table:style-name="ce14" office:value-type="string" calcext:value-type="string">
            <text:p>1081258</text:p>
          </table:table-cell>
          <table:table-cell table:style-name="ce22" office:value-type="string" calcext:value-type="string">
            <text:p>BCP56-16,115</text:p>
          </table:table-cell>
          <table:table-cell table:style-name="ce45" office:value-type="float" office:value="0.138" calcext:value-type="float">
            <text:p>0,13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BCP56-16T1G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CP56-16-T/R</text:p>
          </table:table-cell>
          <table:table-cell table:style-name="ce74" office:value-type="float" office:value="0.349" calcext:value-type="float">
            <text:p>0,34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3-7633</text:p>
          </table:table-cell>
          <table:table-cell table:style-name="ce91" office:value-type="string" calcext:value-type="string">
            <text:p>BCP56-16T3G</text:p>
          </table:table-cell>
          <table:table-cell table:style-name="ce74" office:value-type="float" office:value="0.138" calcext:value-type="float">
            <text:p>0,13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CP56-16.115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7" table:formula="of:=IF([.B50]&lt;&gt;&quot;&quot;;MIN([.H50];[.K50];[.N50];[.R50];[.U50]);&quot;&quot;)" office:value-type="currency" office:currency="EUR" office:value="0.138" calcext:value-type="currency">
            <text:p>0,138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0.138" calcext:value-type="float">
            <text:p>0,138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C3M0280090D</text:p>
          </table:table-cell>
          <table:table-cell table:style-name="ce21" office:value-type="string" calcext:value-type="string">
            <text:p>THT, TO-247</text:p>
          </table:table-cell>
          <table:table-cell table:style-name="ce33" office:value-type="string" calcext:value-type="string">
            <text:p>Q2, Q3, Q4, Q5</text:p>
          </table:table-cell>
          <table:table-cell table:style-name="ce13" office:value-type="string" calcext:value-type="string">
            <text:p>2630827</text:p>
          </table:table-cell>
          <table:table-cell table:style-name="ce21" office:value-type="string" calcext:value-type="string">
            <text:p>C3M0280090D</text:p>
          </table:table-cell>
          <table:table-cell table:style-name="ce44" office:value-type="float" office:value="3.71" calcext:value-type="float">
            <text:p>3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C3M0280090D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M0280090D</text:p>
          </table:table-cell>
          <table:table-cell table:style-name="ce73" office:value-type="float" office:value="2.95" calcext:value-type="float">
            <text:p>2,9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5-8842</text:p>
          </table:table-cell>
          <table:table-cell table:style-name="ce90" office:value-type="string" calcext:value-type="string">
            <text:p>C3M0280090D</text:p>
          </table:table-cell>
          <table:table-cell table:style-name="ce73" office:value-type="float" office:value="3.1" calcext:value-type="float">
            <text:p>3,100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office:value-type="float" office:value="4" calcext:value-type="float">
            <text:p>4</text:p>
          </table:table-cell>
          <table:table-cell table:style-name="ce80" table:formula="of:=IF([.W51]&lt;&gt;&quot;&quot;;&quot;&quot;;[.B51])">
            <text:p/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2.95" calcext:value-type="currency">
            <text:p>2,950 €</text:p>
          </table:table-cell>
          <table:table-cell table:style-name="ce121" table:formula="of:=[.B51]" office:value-type="float" office:value="4" calcext:value-type="float">
            <text:p>4</text:p>
          </table:table-cell>
          <table:table-cell table:style-name="ce138" table:formula="of:=[.Z51]*[.AA51]" office:value-type="float" office:value="11.8" calcext:value-type="float">
            <text:p>11,80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tion #1: IPB144N12N3G</text:p>
          </table:table-cell>
          <table:table-cell table:style-name="ce22" office:value-type="string" calcext:value-type="string">
            <text:p>TO-263 (D2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2480804</text:p>
          </table:table-cell>
          <table:table-cell table:style-name="ce22" office:value-type="string" calcext:value-type="string">
            <text:p>IPB144N12N3GATMA1</text:p>
          </table:table-cell>
          <table:table-cell table:style-name="ce45" office:value-type="float" office:value="1.31" calcext:value-type="float">
            <text:p>1,31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IPB144N12N3GATMA1CT-ND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IPB144N12N3G</text:p>
          </table:table-cell>
          <table:table-cell table:style-name="ce74" office:value-type="float" office:value="1.37" calcext:value-type="float">
            <text:p>1,3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97-7201</text:p>
          </table:table-cell>
          <table:table-cell table:style-name="ce91" office:value-type="string" calcext:value-type="string">
            <text:p>IPB144N12N3GATMA1</text:p>
          </table:table-cell>
          <table:table-cell table:style-name="ce74" office:value-type="float" office:value="1.166" calcext:value-type="float">
            <text:p>1,16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IPB144N12N3GATMA1</text:p>
          </table:table-cell>
          <table:table-cell table:style-name="ce45" office:value-type="float" office:value="1.09" calcext:value-type="float">
            <text:p>1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1.09" calcext:value-type="currency">
            <text:p>1,09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2]*[.AA52]" office:value-type="float" office:value="2.18" calcext:value-type="float">
            <text:p>2,18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2: FDD86250-F085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895710</text:p>
          </table:table-cell>
          <table:table-cell table:style-name="ce21" office:value-type="string" calcext:value-type="string">
            <text:p>FDD86250-F085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FDD86250-F085OSCT-ND</text:p>
          </table:table-cell>
          <table:table-cell table:style-name="ce73" office:value-type="float" office:value="1.62" calcext:value-type="float">
            <text:p>1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FDD86250-F085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3: IRFS4321PBF</text:p>
          </table:table-cell>
          <table:table-cell table:style-name="ce22" office:value-type="string" calcext:value-type="string">
            <text:p>TO-263 (D2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1436980</text:p>
          </table:table-cell>
          <table:table-cell table:style-name="ce22" office:value-type="string" calcext:value-type="string">
            <text:p>IRFS4321PBF</text:p>
          </table:table-cell>
          <table:table-cell table:style-name="ce45" office:value-type="float" office:value="2.74" calcext:value-type="float">
            <text:p>2,74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FS4321PBF-ND</text:p>
          </table:table-cell>
          <table:table-cell table:style-name="ce74" office:value-type="float" office:value="3.07" calcext:value-type="float">
            <text:p>3,0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FS4321PBF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95-877</text:p>
          </table:table-cell>
          <table:table-cell table:style-name="ce91" office:value-type="string" calcext:value-type="string">
            <text:p>IRFS4321PBF</text:p>
          </table:table-cell>
          <table:table-cell table:style-name="ce74" office:value-type="float" office:value="2.45" calcext:value-type="float">
            <text:p>2,45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IRFS4321PBF</text:p>
          </table:table-cell>
          <table:table-cell table:style-name="ce45" office:value-type="float" office:value="1.21" calcext:value-type="float">
            <text:p>1,21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4: SUD80460E-GE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708325</text:p>
          </table:table-cell>
          <table:table-cell table:style-name="ce21" office:value-type="string" calcext:value-type="string">
            <text:p>SUD80460E-GE3</text:p>
          </table:table-cell>
          <table:table-cell table:style-name="ce44" office:value-type="float" office:value="1.09" calcext:value-type="float">
            <text:p>1,09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UD80460E-GE3-ND</text:p>
          </table:table-cell>
          <table:table-cell table:style-name="ce73" office:value-type="float" office:value="0.97" calcext:value-type="float">
            <text:p>0,9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8-SUD80460E-GE3</text:p>
          </table:table-cell>
          <table:table-cell table:style-name="ce73" office:value-type="float" office:value="0.84" calcext:value-type="float">
            <text:p>0,8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10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166" office:value-type="string" calcext:value-type="string">
            <text:p>R1, R2, R7, R8, R3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5" calcext:value-type="float">
            <text:p>5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7" table:formula="of:=IF([.B56]&lt;&gt;&quot;&quot;;MIN([.H56];[.K56];[.N56];[.R56];[.U56]);&quot;&quot;)" office:value-type="currency" office:currency="EUR" office:value="0.004" calcext:value-type="currency">
            <text:p>0,004 €</text:p>
          </table:table-cell>
          <table:table-cell table:style-name="ce121" table:formula="of:=[.B56]" office:value-type="float" office:value="5" calcext:value-type="float">
            <text:p>5</text:p>
          </table:table-cell>
          <table:table-cell table:style-name="ce138" table:formula="of:=[.Z56]*[.AA56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8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, R76</text:p>
          </table:table-cell>
          <table:table-cell table:style-name="ce13" office:value-type="string" calcext:value-type="string">
            <text:p>1652925</text:p>
          </table:table-cell>
          <table:table-cell table:style-name="ce21" office:value-type="string" calcext:value-type="string">
            <text:p>CRCW080516K0FKEA</text:p>
          </table:table-cell>
          <table:table-cell table:style-name="ce44" office:value-type="float" office:value="0.036" calcext:value-type="float">
            <text:p>0,03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16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920</text:p>
          </table:table-cell>
          <table:table-cell table:style-name="ce90" office:value-type="string" calcext:value-type="string">
            <text:p>CRCW080516K0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6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127" table:formula="of:=IF([.B57]&lt;&gt;&quot;&quot;;MIN([.H57];[.K57];[.N57];[.R57];[.U57]);&quot;&quot;)" office:value-type="currency" office:currency="EUR" office:value="0.014" calcext:value-type="currency">
            <text:p>0,014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8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3</text:p>
          </table:table-cell>
          <table:table-cell table:style-name="ce14" office:value-type="string" calcext:value-type="string">
            <text:p>1469937</text:p>
          </table:table-cell>
          <table:table-cell table:style-name="ce22" office:value-type="string" calcext:value-type="string">
            <text:p>CRCW08055K10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5.1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5K1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569</text:p>
          </table:table-cell>
          <table:table-cell table:style-name="ce91" office:value-type="string" calcext:value-type="string">
            <text:p>CRCW08055K1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5K1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27" table:formula="of:=IF([.B58]&lt;&gt;&quot;&quot;;MIN([.H58];[.K58];[.N58];[.R58];[.U58]);&quot;&quot;)" office:value-type="currency" office:currency="EUR" office:value="0.02" calcext:value-type="currency">
            <text:p>0,020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70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90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189" calcext:value-type="currency">
            <text:p>0,019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6, R23, R64, R66, R7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0]&lt;&gt;&quot;&quot;;&quot;&quot;;[.B60])" office:value-type="float" office:value="5" calcext:value-type="float">
            <text:p>5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RS" calcext:value-type="string">
            <text:p>RS</text:p>
          </table:table-cell>
          <table:table-cell table:style-name="ce127" table:formula="of:=IF([.B60]&lt;&gt;&quot;&quot;;MIN([.H60];[.K60];[.N60];[.R60];[.U60]);&quot;&quot;)" office:value-type="currency" office:currency="EUR" office:value="0.002" calcext:value-type="currency">
            <text:p>0,002 €</text:p>
          </table:table-cell>
          <table:table-cell table:style-name="ce121" table:formula="of:=[.B60]" office:value-type="float" office:value="5" calcext:value-type="float">
            <text:p>5</text:p>
          </table:table-cell>
          <table:table-cell table:style-name="ce138" table:formula="of:=[.Z60]*[.AA60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7, R21, R37, R60</text:p>
          </table:table-cell>
          <table:table-cell table:style-name="ce13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90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1]&lt;&gt;&quot;&quot;;&quot;&quot;;[.B61])" office:value-type="float" office:value="4" calcext:value-type="float">
            <text:p>4</text:p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0094" calcext:value-type="currency">
            <text:p>0,009 €</text:p>
          </table:table-cell>
          <table:table-cell table:style-name="ce121" table:formula="of:=[.B61]" office:value-type="float" office:value="4" calcext:value-type="float">
            <text:p>4</text:p>
          </table:table-cell>
          <table:table-cell table:style-name="ce138" table:formula="of:=[.Z61]*[.AA61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8, R67, R69, R73</text:p>
          </table:table-cell>
          <table:table-cell table:style-name="ce14" office:value-type="string" calcext:value-type="string">
            <text:p>1469956</text:p>
          </table:table-cell>
          <table:table-cell table:style-name="ce22" office:value-type="string" calcext:value-type="string">
            <text:p>CRCW0805750R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750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75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660</text:p>
          </table:table-cell>
          <table:table-cell table:style-name="ce91" office:value-type="string" calcext:value-type="string">
            <text:p>CRCW0805750R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0805750R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2]&lt;&gt;&quot;&quot;;&quot;&quot;;[.B62])" office:value-type="float" office:value="4" calcext:value-type="float">
            <text:p>4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2" calcext:value-type="currency">
            <text:p>0,020 €</text:p>
          </table:table-cell>
          <table:table-cell table:style-name="ce121" table:formula="of:=[.B62]" office:value-type="float" office:value="4" calcext:value-type="float">
            <text:p>4</text:p>
          </table:table-cell>
          <table:table-cell table:style-name="ce138" table:formula="of:=[.Z62]*[.AA62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71</text:p>
          </table:table-cell>
          <table:table-cell table:style-name="ce13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2.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1202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401</text:p>
          </table:table-cell>
          <table:table-cell table:style-name="ce90" office:value-type="string" calcext:value-type="string">
            <text:p>CRG1206F12K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1206JR-0712K</text:p>
          </table:table-cell>
          <table:table-cell table:style-name="ce44" office:value-type="float" office:value="0.01791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3]&lt;&gt;&quot;&quot;;&quot;&quot;;[.B63])" office:value-type="float" office:value="2" calcext:value-type="float">
            <text:p>2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RS" calcext:value-type="string">
            <text:p>RS</text:p>
          </table:table-cell>
          <table:table-cell table:style-name="ce127" table:formula="of:=IF([.B63]&lt;&gt;&quot;&quot;;MIN([.H63];[.K63];[.N63];[.R63];[.U63]);&quot;&quot;)" office:value-type="currency" office:currency="EUR" office:value="0.008" calcext:value-type="currency">
            <text:p>0,008 €</text:p>
          </table:table-cell>
          <table:table-cell table:style-name="ce121" table:formula="of:=[.B63]" office:value-type="float" office:value="2" calcext:value-type="float">
            <text:p>2</text:p>
          </table:table-cell>
          <table:table-cell table:style-name="ce138" table:formula="of:=[.Z63]*[.AA6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2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, R6, R10, R11</text:p>
          </table:table-cell>
          <table:table-cell table:style-name="ce14" office:value-type="string" calcext:value-type="string">
            <text:p>2447561</text:p>
          </table:table-cell>
          <table:table-cell table:style-name="ce22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04</text:p>
          </table:table-cell>
          <table:table-cell table:style-name="ce91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4" calcext:value-type="float">
            <text:p>4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7" table:formula="of:=IF([.B64]&lt;&gt;&quot;&quot;;MIN([.H64];[.K64];[.N64];[.R64];[.U64]);&quot;&quot;)" office:value-type="currency" office:currency="EUR" office:value="0.0094" calcext:value-type="currency">
            <text:p>0,009 €</text:p>
          </table:table-cell>
          <table:table-cell table:style-name="ce121" table:formula="of:=[.B64]" office:value-type="float" office:value="4" calcext:value-type="float">
            <text:p>4</text:p>
          </table:table-cell>
          <table:table-cell table:style-name="ce138" table:formula="of:=[.Z64]*[.AA64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2, R44, R51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27</text:p>
          </table:table-cell>
          <table:table-cell table:style-name="ce90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3" calcext:value-type="float">
            <text:p>3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15" calcext:value-type="currency">
            <text:p>0,015 €</text:p>
          </table:table-cell>
          <table:table-cell table:style-name="ce121" table:formula="of:=[.B65]" office:value-type="float" office:value="3" calcext:value-type="float">
            <text:p>3</text:p>
          </table:table-cell>
          <table:table-cell table:style-name="ce138" table:formula="of:=[.Z65]*[.AA65]" office:value-type="float" office:value="0.045" calcext:value-type="float">
            <text:p>0,045</text:p>
          </table:table-cell>
          <table:table-cell table:style-name="Default" table:number-columns-repeated="222"/>
          <table:table-cell table:number-columns-repeated="774"/>
        </table:table-row>
        <table:table-row table:style-name="ro8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4</text:p>
          </table:table-cell>
          <table:table-cell table:style-name="ce14" office:value-type="string" calcext:value-type="string">
            <text:p>2447714</text:p>
          </table:table-cell>
          <table:table-cell table:style-name="ce22" office:value-type="string" calcext:value-type="string">
            <text:p>MCWR08W6R2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20CRCT-ND</text:p>
          </table:table-cell>
          <table:table-cell table:style-name="ce74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6R2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JR-076R2</text:p>
          </table:table-cell>
          <table:table-cell table:style-name="ce45" office:value-type="float" office:value="0.03422" calcext:value-type="float">
            <text:p>0,03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116" calcext:value-type="currency">
            <text:p>0,012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116" calcext:value-type="float">
            <text:p>0,012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, R27, R34, R35, R36, R43, R59</text:p>
          </table:table-cell>
          <table:table-cell table:style-name="ce13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4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3" office:value-type="float" office:value="0.034" calcext:value-type="float">
            <text:p>0,03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40-9085</text:p>
          </table:table-cell>
          <table:table-cell table:style-name="ce90" office:value-type="string" calcext:value-type="string">
            <text:p>CR1206-FX-10R0ELF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120610R0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7" calcext:value-type="float">
            <text:p>7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03096" calcext:value-type="currency">
            <text:p>0,031 €</text:p>
          </table:table-cell>
          <table:table-cell table:style-name="ce121" table:formula="of:=[.B67]" office:value-type="float" office:value="7" calcext:value-type="float">
            <text:p>7</text:p>
          </table:table-cell>
          <table:table-cell table:style-name="ce138" table:formula="of:=[.Z67]*[.AA67]" office:value-type="float" office:value="0.21672" calcext:value-type="float">
            <text:p>0,21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8, R30, R54</text:p>
          </table:table-cell>
          <table:table-cell table:style-name="ce14" office:value-type="string" calcext:value-type="string">
            <text:p>2447552</text:p>
          </table:table-cell>
          <table:table-cell table:style-name="ce22" office:value-type="string" calcext:value-type="string">
            <text:p>MCWR08X1000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100R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7</text:p>
          </table:table-cell>
          <table:table-cell table:style-name="ce91" office:value-type="string" calcext:value-type="string">
            <text:p>CRCW0805100RFKEA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3" calcext:value-type="float">
            <text:p>3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14" calcext:value-type="currency">
            <text:p>0,014 €</text:p>
          </table:table-cell>
          <table:table-cell table:style-name="ce121" table:formula="of:=[.B68]" office:value-type="float" office:value="3" calcext:value-type="float">
            <text:p>3</text:p>
          </table:table-cell>
          <table:table-cell table:style-name="ce138" table:formula="of:=[.Z68]*[.AA68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5">
          <table:table-cell table:style-name="ce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2R/2-3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29, R31, R40, R41, R56, R57, R62, R63</text:p>
          </table:table-cell>
          <table:table-cell table:style-name="ce13" office:value-type="string" calcext:value-type="string">
            <text:p>2116456</text:p>
          </table:table-cell>
          <table:table-cell table:style-name="ce21" office:value-type="string" calcext:value-type="string">
            <text:p>RLP73K3AR22JTE</text:p>
          </table:table-cell>
          <table:table-cell table:style-name="ce44" office:value-type="float" office:value="0.38" calcext:value-type="float">
            <text:p>0,3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A126461CT-ND</text:p>
          </table:table-cell>
          <table:table-cell table:style-name="ce73" office:value-type="float" office:value="0.409" calcext:value-type="float">
            <text:p>0,40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352122RFT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4-0187</text:p>
          </table:table-cell>
          <table:table-cell table:style-name="ce90" office:value-type="string" calcext:value-type="string">
            <text:p>352022RJT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WF25P-22R-5%</text:p>
          </table:table-cell>
          <table:table-cell table:style-name="ce44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69]&lt;&gt;&quot;&quot;;&quot;&quot;;[.B69])" office:value-type="float" office:value="8" calcext:value-type="float">
            <text:p>8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715" calcext:value-type="currency">
            <text:p>0,072 €</text:p>
          </table:table-cell>
          <table:table-cell table:style-name="ce121" table:formula="of:=[.B69]" office:value-type="float" office:value="8" calcext:value-type="float">
            <text:p>8</text:p>
          </table:table-cell>
          <table:table-cell table:style-name="ce138" table:formula="of:=[.Z69]*[.AA69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5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32, R39</text:p>
          </table:table-cell>
          <table:table-cell table:style-name="ce14" office:value-type="string" calcext:value-type="string">
            <text:p>2447598</text:p>
          </table:table-cell>
          <table:table-cell table:style-name="ce22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151</text:p>
          </table:table-cell>
          <table:table-cell table:style-name="ce91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R-1%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0]&lt;&gt;&quot;&quot;;&quot;&quot;;[.B70])" office:value-type="float" office:value="2" calcext:value-type="float">
            <text:p>2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116" calcext:value-type="currency">
            <text:p>0,012 €</text:p>
          </table:table-cell>
          <table:table-cell table:style-name="ce121" table:formula="of:=[.B70]" office:value-type="float" office:value="2" calcext:value-type="float">
            <text:p>2</text:p>
          </table:table-cell>
          <table:table-cell table:style-name="ce138" table:formula="of:=[.Z70]*[.AA70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3, R48, R74</text:p>
          </table:table-cell>
          <table:table-cell table:style-name="ce13" office:value-type="string" calcext:value-type="string">
            <text:p>2303701</text:p>
          </table:table-cell>
          <table:table-cell table:style-name="ce21" office:value-type="string" calcext:value-type="string">
            <text:p>ERJ6ENF3002V</text:p>
          </table:table-cell>
          <table:table-cell table:style-name="ce44" office:value-type="float" office:value="0.058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30.0KCCT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SMD0805-3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1]&lt;&gt;&quot;&quot;;&quot;&quot;;[.B71])" office:value-type="float" office:value="3" calcext:value-type="float">
            <text:p>3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Mouser" calcext:value-type="string">
            <text:p>Mouser</text:p>
          </table:table-cell>
          <table:table-cell table:style-name="ce127" table:formula="of:=IF([.B71]&lt;&gt;&quot;&quot;;MIN([.H71];[.K71];[.N71];[.R71];[.U71]);&quot;&quot;)" office:value-type="currency" office:currency="EUR" office:value="0.014" calcext:value-type="currency">
            <text:p>0,014 €</text:p>
          </table:table-cell>
          <table:table-cell table:style-name="ce121" table:formula="of:=[.B71]" office:value-type="float" office:value="3" calcext:value-type="float">
            <text:p>3</text:p>
          </table:table-cell>
          <table:table-cell table:style-name="ce138" table:formula="of:=[.Z71]*[.AA71]" office:value-type="float" office:value="0.042" calcext:value-type="float">
            <text:p>0,042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, R46, R4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2]&lt;&gt;&quot;&quot;;&quot;&quot;;[.B72])" office:value-type="float" office:value="3" calcext:value-type="float">
            <text:p>3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0714" calcext:value-type="currency">
            <text:p>0,007 €</text:p>
          </table:table-cell>
          <table:table-cell table:style-name="ce121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02142" calcext:value-type="float">
            <text:p>0,021</text:p>
          </table:table-cell>
          <table:table-cell table:number-columns-repeated="996"/>
        </table:table-row>
        <table:table-row table:style-name="ro8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5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3]&lt;&gt;&quot;&quot;;&quot;&quot;;[.B73])" office:value-type="float" office:value="1" calcext:value-type="float">
            <text:p>1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27" table:formula="of:=IF([.B73]&lt;&gt;&quot;&quot;;MIN([.H73];[.K73];[.N73];[.R73];[.U73]);&quot;&quot;)" office:value-type="currency" office:currency="EUR" office:value="0.006" calcext:value-type="currency">
            <text:p>0,006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8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9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4]&lt;&gt;&quot;&quot;;&quot;&quot;;[.B74])" office:value-type="float" office:value="1" calcext:value-type="float">
            <text:p>1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00771" calcext:value-type="currency">
            <text:p>0,008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, R20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90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5]&lt;&gt;&quot;&quot;;&quot;&quot;;[.B75])" office:value-type="float" office:value="2" calcext:value-type="float">
            <text:p>2</text:p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7" table:formula="of:=IF([.B75]&lt;&gt;&quot;&quot;;MIN([.H75];[.K75];[.N75];[.R75];[.U75]);&quot;&quot;)" office:value-type="currency" office:currency="EUR" office:value="0.008" calcext:value-type="currency">
            <text:p>0,008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R3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58, R61</text:p>
          </table:table-cell>
          <table:table-cell table:style-name="ce14" office:value-type="float" office:value="2447656" calcext:value-type="float">
            <text:p>2447656</text:p>
          </table:table-cell>
          <table:table-cell table:style-name="ce22" office:value-type="string" calcext:value-type="string">
            <text:p>MCWR08W3R30FTL 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3R3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R3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4-4140</text:p>
          </table:table-cell>
          <table:table-cell table:style-name="ce91" office:value-type="string" calcext:value-type="string">
            <text:p>CRL0805-FW-3R30ELF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RCW08053R30FKTABC</text:p>
          </table:table-cell>
          <table:table-cell table:style-name="ce45" office:value-type="float" office:value="0.02863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6]&lt;&gt;&quot;&quot;;&quot;&quot;;[.B76])" office:value-type="float" office:value="2" calcext:value-type="float">
            <text:p>2</text:p>
          </table:table-cell>
          <table:table-cell table:style-name="ce121" table:formula="of:=IF([.Z76]=[.H78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8];[.K76];[.N76];[.R76];[.U76]);&quot;&quot;)" office:value-type="currency" office:currency="EUR" office:value="0.0094" calcext:value-type="currency">
            <text:p>0,009 €</text:p>
          </table:table-cell>
          <table:table-cell table:style-name="ce121" table:formula="of:=[.B76]" office:value-type="float" office:value="2" calcext:value-type="float">
            <text:p>2</text:p>
          </table:table-cell>
          <table:table-cell table:style-name="ce138" table:formula="of:=[.Z76]*[.AA76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5</text:p>
          </table:table-cell>
          <table:table-cell table:style-name="ce13" office:value-type="string" calcext:value-type="string">
            <text:p>2695035</text:p>
          </table:table-cell>
          <table:table-cell table:style-name="ce21" office:value-type="string" calcext:value-type="string">
            <text:p>MCWR08X316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16K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RJ-6ENF3163V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CRCW0805316K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7]&lt;&gt;&quot;&quot;;&quot;&quot;;[.B77])" office:value-type="float" office:value="1" calcext:value-type="float">
            <text:p>1</text:p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.0094" calcext:value-type="currency">
            <text:p>0,009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72</text:p>
          </table:table-cell>
          <table:table-cell table:style-name="ce14" office:value-type="string" calcext:value-type="string">
            <text:p>2447651</text:p>
          </table:table-cell>
          <table:table-cell table:style-name="ce22" office:value-type="string" calcext:value-type="string">
            <text:p>MCWR08X33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.30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-FX3301G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99</text:p>
          </table:table-cell>
          <table:table-cell table:style-name="ce91" office:value-type="string" calcext:value-type="string">
            <text:p>CRG0805F3K3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3K3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8]&lt;&gt;&quot;&quot;;&quot;&quot;;[.B78])" office:value-type="float" office:value="1" calcext:value-type="float">
            <text:p>1</text:p>
          </table:table-cell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7" table:formula="of:=IF([.B78]&lt;&gt;&quot;&quot;;MIN([.H78];[.K78];[.N78];[.R78];[.U78]);&quot;&quot;)" office:value-type="currency" office:currency="EUR" office:value="0.0094" calcext:value-type="currency">
            <text:p>0,009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7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9]&lt;&gt;&quot;&quot;;&quot;&quot;;[.B79])" office:value-type="float" office:value="1" calcext:value-type="float">
            <text:p>1</text:p>
          </table:table-cell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0.018" calcext:value-type="currency">
            <text:p>0,018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5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9, R42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0]&lt;&gt;&quot;&quot;;&quot;&quot;;[.B80])" office:value-type="float" office:value="2" calcext:value-type="float">
            <text:p>2</text:p>
          </table:table-cell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7" table:formula="of:=IF([.B80]&lt;&gt;&quot;&quot;;MIN([.H80];[.K80];[.N80];[.R80];[.U80]);&quot;&quot;)" office:value-type="currency" office:currency="EUR" office:value="0.007" calcext:value-type="currency">
            <text:p>0,007 €</text:p>
          </table:table-cell>
          <table:table-cell table:style-name="ce121" table:formula="of:=[.B80]" office:value-type="float" office:value="2" calcext:value-type="float">
            <text:p>2</text:p>
          </table:table-cell>
          <table:table-cell table:style-name="ce138" table:formula="of:=[.Z80]*[.AA80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8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33" office:value-type="string" calcext:value-type="string">
            <text:p>TR2</text:p>
          </table:table-cell>
          <table:table-cell table:style-name="ce13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44" office:value-type="float" office:value="2.38" calcext:value-type="float">
            <text:p>2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7037</text:p>
          </table:table-cell>
          <table:table-cell table:style-name="ce90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81]&lt;&gt;&quot;&quot;;&quot;&quot;;[.B81])" office:value-type="float" office:value="1" calcext:value-type="float">
            <text:p>1</text:p>
          </table:table-cell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RS" calcext:value-type="string">
            <text:p>RS</text:p>
          </table:table-cell>
          <table:table-cell table:style-name="ce127" table:formula="of:=IF([.B81]&lt;&gt;&quot;&quot;;MIN([.H81];[.K81];[.N81];[.R81];[.U81]);&quot;&quot;)" office:value-type="currency" office:currency="EUR" office:value="1.48" calcext:value-type="currency">
            <text:p>1,480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7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, Minifit Jr. 3-pin</text:p>
          </table:table-cell>
          <table:table-cell table:style-name="ce166" office:value-type="string" calcext:value-type="string">
            <text:p>X2</text:p>
          </table:table-cell>
          <table:table-cell table:style-name="ce14" office:value-type="string" calcext:value-type="string">
            <text:p>2425045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3239" calcext:value-type="float">
            <text:p>0,32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2]&lt;&gt;&quot;&quot;;&quot;&quot;;[.B82])">
            <text:p/>
          </table:table-cell>
          <table:table-cell table:style-name="ce121" table:formula="of:=IF([.Z82]=[.H82];&quot;Farnell&quot;; IF([.Z82]=[.N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N82];[.N82];[.R82];[.U82]);&quot;&quot;)" office:value-type="currency" office:currency="EUR" office:value="0.3239" calcext:value-type="currency">
            <text:p>0,324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8"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0136-1208</text:p>
          </table:table-cell>
          <table:table-cell table:style-name="ce21" office:value-type="string" calcext:value-type="string">
            <text:p>THT, socket 8-pin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9733833</text:p>
          </table:table-cell>
          <table:table-cell table:style-name="ce21" office:value-type="string" calcext:value-type="string">
            <text:p>90136-120</text:p>
          </table:table-cell>
          <table:table-cell table:style-name="ce44" office:value-type="float" office:value="1.18" calcext:value-type="float">
            <text:p>1,1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8229-ND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90136-1208 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60-6651</text:p>
          </table:table-cell>
          <table:table-cell table:style-name="ce90" office:value-type="string" calcext:value-type="string">
            <text:p>90136-120</text:p>
          </table:table-cell>
          <table:table-cell table:style-name="ce73" office:value-type="float" office:value="0.754" calcext:value-type="float">
            <text:p>0,7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90136-1208</text:p>
          </table:table-cell>
          <table:table-cell table:style-name="ce44" office:value-type="float" office:value="0.56" calcext:value-type="float">
            <text:p>0,560</text:p>
          </table:table-cell>
          <table:table-cell table:style-name="ce8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3]&lt;&gt;&quot;&quot;;&quot;&quot;;[.B83])">
            <text:p/>
          </table:table-cell>
          <table:table-cell table:style-name="ce121" table:formula="of:=IF([.Z83]=[.H83];&quot;Farnell&quot;; IF([.Z83]=[.N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N83];[.N83];[.R83];[.U83]);&quot;&quot;)" office:value-type="currency" office:currency="EUR" office:value="0.56" calcext:value-type="currency">
            <text:p>0,560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23</text:p>
          </table:table-cell>
          <table:table-cell table:style-name="ce22" office:value-type="string" calcext:value-type="string">
            <text:p>THT, Minifit Jr. 2-pin</text:p>
          </table:table-cell>
          <table:table-cell table:style-name="ce166" office:value-type="string" calcext:value-type="string">
            <text:p>X4</text:p>
          </table:table-cell>
          <table:table-cell table:style-name="ce14" office:value-type="string" calcext:value-type="string">
            <text:p>9732080</text:p>
          </table:table-cell>
          <table:table-cell table:style-name="ce22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0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23 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4" office:value-type="float" office:value="0.354" calcext:value-type="float">
            <text:p>0,3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2A</text:p>
          </table:table-cell>
          <table:table-cell table:style-name="ce45" office:value-type="float" office:value="0.1036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4]&lt;&gt;&quot;&quot;;&quot;&quot;;[.B84])">
            <text:p/>
          </table:table-cell>
          <table:table-cell table:style-name="ce121" table:formula="of:=IF([.Z84]=[.H84];&quot;Farnell&quot;; IF([.Z84]=[.N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N84];[.N84];[.R84];[.U84]);&quot;&quot;)" office:value-type="currency" office:currency="EUR" office:value="0.1036" calcext:value-type="currency">
            <text:p>0,104 €</text:p>
          </table:table-cell>
          <table:table-cell table:style-name="ce121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8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Zener SOD-123</text:p>
          </table:table-cell>
          <table:table-cell table:style-name="ce33" office:value-type="string" calcext:value-type="string">
            <text:p>ZD1</text:p>
          </table:table-cell>
          <table:table-cell table:style-name="ce13" office:value-type="string" calcext:value-type="string">
            <text:p>2824935</text:p>
          </table:table-cell>
          <table:table-cell table:style-name="ce21" office:value-type="string" calcext:value-type="string">
            <text:p>SZMMSZ5250BT1G</text:p>
          </table:table-cell>
          <table:table-cell table:style-name="ce44" office:value-type="float" office:value="0.0469" calcext:value-type="float">
            <text:p>0,04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90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T52C20-DC</text:p>
          </table:table-cell>
          <table:table-cell table:style-name="ce44" office:value-type="float" office:value="0.0521" calcext:value-type="float">
            <text:p>0,05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85]&lt;&gt;&quot;&quot;;&quot;&quot;;[.B85])" office:value-type="float" office:value="1" calcext:value-type="float">
            <text:p>1</text:p>
          </table:table-cell>
          <table:table-cell table:style-name="ce121" table:formula="of:=IF([.Z85]=[.H85];&quot;Farnell&quot;; IF([.Z85]=[.N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7" table:formula="of:=IF([.B85]&lt;&gt;&quot;&quot;;MIN([.H85];[.N85];[.N85];[.R85];[.U85]);&quot;&quot;)" office:value-type="currency" office:currency="EUR" office:value="0.0469" calcext:value-type="currency">
            <text:p>0,047 €</text:p>
          </table:table-cell>
          <table:table-cell table:style-name="ce121" table:formula="of:=[.B85]" office:value-type="float" office:value="1" calcext:value-type="float">
            <text:p>1</text:p>
          </table:table-cell>
          <table:table-cell table:style-name="ce138" table:formula="of:=[.Z85]*[.AA85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8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C13</text:p>
          </table:table-cell>
          <table:table-cell table:style-name="ce22" office:value-type="string" calcext:value-type="string">
            <text:p>Zener SOD-323</text:p>
          </table:table-cell>
          <table:table-cell table:style-name="ce166" office:value-type="string" calcext:value-type="string">
            <text:p>ZD2</text:p>
          </table:table-cell>
          <table:table-cell table:style-name="ce14" office:value-type="string" calcext:value-type="string">
            <text:p>1757851</text:p>
          </table:table-cell>
          <table:table-cell table:style-name="ce22" office:value-type="string" calcext:value-type="string">
            <text:p>PDZ13B,115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1716-1-ND</text:p>
          </table:table-cell>
          <table:table-cell table:style-name="ce74" office:value-type="float" office:value="0.13" calcext:value-type="float">
            <text:p>0,1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DZ13BSF-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198</text:p>
          </table:table-cell>
          <table:table-cell table:style-name="ce91" office:value-type="string" calcext:value-type="string">
            <text:p>BZT52C13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C13.115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6]&lt;&gt;&quot;&quot;;&quot;&quot;;[.B86])" office:value-type="float" office:value="1" calcext:value-type="float">
            <text:p>1</text:p>
          </table:table-cell>
          <table:table-cell table:style-name="ce121" table:formula="of:=IF([.Z86]=[.H86];&quot;Farnell&quot;; IF([.Z86]=[.N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7" table:formula="of:=IF([.B86]&lt;&gt;&quot;&quot;;MIN([.H86];[.N86];[.N86];[.R86];[.U86]);&quot;&quot;)" office:value-type="currency" office:currency="EUR" office:value="0.0252" calcext:value-type="currency">
            <text:p>0,025 €</text:p>
          </table:table-cell>
          <table:table-cell table:style-name="ce121" table:formula="of:=[.B86]" office:value-type="float" office:value="1" calcext:value-type="float">
            <text:p>1</text:p>
          </table:table-cell>
          <table:table-cell table:style-name="ce138" table:formula="of:=[.Z86]*[.AA86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8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3, ZD4</text:p>
          </table:table-cell>
          <table:table-cell table:style-name="ce13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4" office:value-type="float" office:value="0.0409" calcext:value-type="float">
            <text:p>0,04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2-0973</text:p>
          </table:table-cell>
          <table:table-cell table:style-name="ce90" office:value-type="string" calcext:value-type="string">
            <text:p>BZX384-B6V2,115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44" office:value-type="float" office:value="0.023" calcext:value-type="float">
            <text:p>0,023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7]&lt;&gt;&quot;&quot;;&quot;&quot;;[.B87])" office:value-type="float" office:value="2" calcext:value-type="float">
            <text:p>2</text:p>
          </table:table-cell>
          <table:table-cell table:style-name="ce121" table:formula="of:=IF([.Z87]=[.H87];&quot;Farnell&quot;; IF([.Z87]=[.N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27" table:formula="of:=IF([.B87]&lt;&gt;&quot;&quot;;MIN([.H87];[.N87];[.N87];[.R87];[.U87]);&quot;&quot;)" office:value-type="currency" office:currency="EUR" office:value="0.016" calcext:value-type="currency">
            <text:p>0,016 €</text:p>
          </table:table-cell>
          <table:table-cell table:style-name="ce121" table:formula="of:=[.B87]" office:value-type="float" office:value="2" calcext:value-type="float">
            <text:p>2</text:p>
          </table:table-cell>
          <table:table-cell table:style-name="ce138" table:formula="of:=[.Z87]*[.AA87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2" office:value-type="string" calcext:value-type="string">
            <text:p>Zener SOD-323</text:p>
          </table:table-cell>
          <table:table-cell table:style-name="ce166" office:value-type="string" calcext:value-type="string">
            <text:p>ZD5</text:p>
          </table:table-cell>
          <table:table-cell table:style-name="ce14" office:value-type="string" calcext:value-type="string">
            <text:p>1757863</text:p>
          </table:table-cell>
          <table:table-cell table:style-name="ce22" office:value-type="string" calcext:value-type="string">
            <text:p>PDZ6.2B,115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6V2T1GOSCT-ND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3Z6V2B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PDZ6.2</text:p>
          </table:table-cell>
          <table:table-cell table:style-name="ce45" office:value-type="float" office:value="0.02174" calcext:value-type="float">
            <text:p>0,022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8]&lt;&gt;&quot;&quot;;&quot;&quot;;[.B88])" office:value-type="float" office:value="1" calcext:value-type="float">
            <text:p>1</text:p>
          </table:table-cell>
          <table:table-cell table:style-name="ce121" table:formula="of:=IF([.Z88]=[.H88];&quot;Farnell&quot;; IF([.Z88]=[.N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27" table:formula="of:=IF([.B88]&lt;&gt;&quot;&quot;;MIN([.H88];[.N88];[.N88];[.R88];[.U88]);&quot;&quot;)" office:value-type="currency" office:currency="EUR" office:value="0.02174" calcext:value-type="currency">
            <text:p>0,022 €</text:p>
          </table:table-cell>
          <table:table-cell table:style-name="ce121" table:formula="of:=[.B88]" office:value-type="float" office:value="1" calcext:value-type="float">
            <text:p>1</text:p>
          </table:table-cell>
          <table:table-cell table:style-name="ce138" table:formula="of:=[.Z88]*[.AA88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 office:value-type="float" office:value="2.9956" calcext:value-type="float">
            <text:p>3</text:p>
          </table:table-cell>
          <table:table-cell table:style-name="ce111" table:formula="of:=SUM([.W3:.W88])" office:value-type="float" office:value="21" calcext:value-type="float">
            <text:p>21</text:p>
          </table:table-cell>
          <table:table-cell table:style-name="ce115" table:formula="of:=SUM([.X3:.X88])" office:value-type="float" office:value="174" calcext:value-type="float">
            <text:p>174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88])" office:value-type="currency" office:currency="EUR" office:value="52.92925" calcext:value-type="currency">
            <text:p>52,93 €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603, X7R</text:p>
          </table:table-cell>
          <table:table-cell table:style-name="ce33" office:value-type="string" calcext:value-type="string">
            <text:p>C4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92]&lt;&gt;&quot;&quot;;&quot;&quot;;[.B92])" office:value-type="float" office:value="1" calcext:value-type="float">
            <text:p>1</text:p>
          </table:table-cell>
          <table:table-cell table:style-name="ce121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7" table:formula="of:=IF([.B92]&lt;&gt;&quot;&quot;;MIN([.H92];[.K92];[.N92];[.R92];[.U92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2]*[.AA92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C51, C73, C74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93]&lt;&gt;&quot;&quot;;&quot;&quot;;[.B93])" office:value-type="float" office:value="3" calcext:value-type="float">
            <text:p>3</text:p>
          </table:table-cell>
          <table:table-cell table:style-name="ce121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27" table:formula="of:=IF([.B93]&lt;&gt;&quot;&quot;;MIN([.H93];[.K93];[.N93];[.R93];[.U9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3]*[.AA93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/100V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5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94]&lt;&gt;&quot;&quot;;&quot;&quot;;[.B94])" office:value-type="float" office:value="1" calcext:value-type="float">
            <text:p>1</text:p>
          </table:table-cell>
          <table:table-cell table:style-name="ce6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3" table:formula="of:=IF([.B94]&lt;&gt;&quot;&quot;;MIN([.H94];[.K94];[.N94];[.R94];[.U94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1206</text:p>
          </table:table-cell>
          <table:table-cell table:style-name="ce166" office:value-type="string" calcext:value-type="string">
            <text:p>C6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95]&lt;&gt;&quot;&quot;;&quot;&quot;;[.B95])" office:value-type="float" office:value="1" calcext:value-type="float">
            <text:p>1</text:p>
          </table:table-cell>
          <table:table-cell table:style-name="ce10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4" table:formula="of:=IF([.B95]&lt;&gt;&quot;&quot;;MIN([.H95];[.K95];[.N95];[.R95];[.U95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, X7R</text:p>
          </table:table-cell>
          <table:table-cell table:style-name="ce33" office:value-type="string" calcext:value-type="string">
            <text:p>C75</text:p>
          </table:table-cell>
          <table:table-cell table:style-name="ce13" office:value-type="string" calcext:value-type="string">
            <text:p>2522597</text:p>
          </table:table-cell>
          <table:table-cell table:style-name="ce21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90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6]&lt;&gt;&quot;&quot;;&quot;&quot;;[.B96])" office:value-type="float" office:value="1" calcext:value-type="float">
            <text:p>1</text:p>
          </table:table-cell>
          <table:table-cell table:style-name="ce6" table:formula="of:=IF([.Z96]=[.H96];&quot;Farnell&quot;; IF([.Z96]=[.K96]; &quot;Digikey&quot;; IF([.Z96]=[.N96]; &quot;Mouser&quot;; IF([.Z96]=[.R96]; &quot;RS&quot;; IF([.Z96]=[.U96]; &quot;TME&quot;)))))" office:value-type="string" office:string-value="Mouser" calcext:value-type="string">
            <text:p>Mouser</text:p>
          </table:table-cell>
          <table:table-cell table:style-name="ce13" table:formula="of:=IF([.B96]&lt;&gt;&quot;&quot;;MIN([.H96];[.K96];[.N96];[.R96];[.U96]);&quot;&quot;)" office:value-type="float" office:value="0.007" calcext:value-type="float">
            <text:p>0,007</text:p>
          </table:table-cell>
          <table:table-cell table:style-name="ce121"/>
          <table:table-cell table:style-name="ce138" table:formula="of:=[.Z96]*[.AA96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SOD-323</text:p>
          </table:table-cell>
          <table:table-cell table:style-name="ce166" office:value-type="string" calcext:value-type="string">
            <text:p>D14, D17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97]&lt;&gt;&quot;&quot;;&quot;&quot;;[.B97])" office:value-type="float" office:value="2" calcext:value-type="float">
            <text:p>2</text:p>
          </table:table-cell>
          <table:table-cell table:style-name="ce10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4" table:formula="of:=IF([.B97]&lt;&gt;&quot;&quot;;MIN([.H97];[.K97];[.N97];[.R97];[.U97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211PWR</text:p>
          </table:table-cell>
          <table:table-cell table:style-name="ce21" office:value-type="string" calcext:value-type="string">
            <text:p>TSSOP8</text:p>
          </table:table-cell>
          <table:table-cell table:style-name="ce33" office:value-type="string" calcext:value-type="string">
            <text:p>IC10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LM211PWR</text:p>
          </table:table-cell>
          <table:table-cell table:style-name="ce44" office:value-type="float" office:value="0.231" calcext:value-type="float">
            <text:p>0,231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98]&lt;&gt;&quot;&quot;;&quot;&quot;;[.B98])" office:value-type="float" office:value="1" calcext:value-type="float">
            <text:p>1</text:p>
          </table:table-cell>
          <table:table-cell table:style-name="ce6" table:formula="of:=IF([.Z98]=[.H98];&quot;Farnell&quot;; IF([.Z98]=[.K98]; &quot;Digikey&quot;; IF([.Z98]=[.N98]; &quot;Mouser&quot;; IF([.Z98]=[.R98]; &quot;RS&quot;; IF([.Z98]=[.U98]; &quot;TME&quot;)))))" office:value-type="string" office:string-value="TME" calcext:value-type="string">
            <text:p>TME</text:p>
          </table:table-cell>
          <table:table-cell table:style-name="ce13" table:formula="of:=IF([.B98]&lt;&gt;&quot;&quot;;MIN([.H98];[.K98];[.N98];[.R98];[.U98]);&quot;&quot;)" office:value-type="float" office:value="0.231" calcext:value-type="float">
            <text:p>0,231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/357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NTC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 office:value-type="string" calcext:value-type="string">
            <text:p>594-NTCS0805E3103JHT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NTCS0805E3103JM</text:p>
          </table:table-cell>
          <table:table-cell table:style-name="ce45" office:value-type="float" office:value="0.4798" calcext:value-type="float">
            <text:p>0,48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99]&lt;&gt;&quot;&quot;;&quot;&quot;;[.B99])" office:value-type="float" office:value="1" calcext:value-type="float">
            <text:p>1</text:p>
          </table:table-cell>
          <table:table-cell table:style-name="ce10" table:formula="of:=IF([.Z99]=[.H99];&quot;Farnell&quot;; IF([.Z99]=[.K99]; &quot;Digikey&quot;; IF([.Z99]=[.N99]; &quot;Mouser&quot;; IF([.Z99]=[.R99]; &quot;RS&quot;; IF([.Z99]=[.U99]; &quot;TME&quot;)))))" office:value-type="string" office:string-value="Mouser" calcext:value-type="string">
            <text:p>Mouser</text:p>
          </table:table-cell>
          <table:table-cell table:style-name="ce14" table:formula="of:=IF([.B99]&lt;&gt;&quot;&quot;;MIN([.H99];[.K99];[.N99];[.R99];[.U99]);&quot;&quot;)" office:value-type="float" office:value="0.162" calcext:value-type="float">
            <text:p>0,162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6</text:p>
          </table:table-cell>
          <table:table-cell table:style-name="ce13" office:value-type="float" office:value="1459108" calcext:value-type="float">
            <text:p>1459108</text:p>
          </table:table-cell>
          <table:table-cell table:style-name="ce21" office:value-type="string" calcext:value-type="string">
            <text:p>MMBT5401LT1G</text:p>
          </table:table-cell>
          <table:table-cell table:style-name="ce44" office:value-type="float" office:value="0.177" calcext:value-type="float">
            <text:p>0,17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401LT1G</text:p>
          </table:table-cell>
          <table:table-cell table:style-name="ce73" office:value-type="float" office:value="0.19" calcext:value-type="float">
            <text:p>0,1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MMBT540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393</text:p>
          </table:table-cell>
          <table:table-cell table:style-name="ce90" office:value-type="string" calcext:value-type="string">
            <text:p>MMBT5401LT1G</text:p>
          </table:table-cell>
          <table:table-cell table:style-name="ce73" office:value-type="float" office:value="0.153" calcext:value-type="float">
            <text:p>0,153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MMBT5401</text:p>
          </table:table-cell>
          <table:table-cell table:style-name="ce44" office:value-type="float" office:value="0.02358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00]&lt;&gt;&quot;&quot;;&quot;&quot;;[.B100])" office:value-type="float" office:value="1" calcext:value-type="float">
            <text:p>1</text:p>
          </table:table-cell>
          <table:table-cell table:style-name="ce6" table:formula="of:=IF([.Z100]=[.H100];&quot;Farnell&quot;; IF([.Z100]=[.K100]; &quot;Digikey&quot;; IF([.Z100]=[.N100]; &quot;Mouser&quot;; IF([.Z100]=[.R100]; &quot;RS&quot;; IF([.Z100]=[.U100]; &quot;TME&quot;)))))" office:value-type="string" office:string-value="TME" calcext:value-type="string">
            <text:p>TME</text:p>
          </table:table-cell>
          <table:table-cell table:style-name="ce13" table:formula="of:=IF([.B100]&lt;&gt;&quot;&quot;;MIN([.H100];[.K100];[.N100];[.R100];[.U100]);&quot;&quot;)" office:value-type="float" office:value="0.02358" calcext:value-type="float">
            <text:p>0,02358</text:p>
          </table:table-cell>
          <table:table-cell table:style-name="ce121"/>
          <table:table-cell table:style-name="ce138" table:formula="of:=[.Z100]*[.AA100]" office:value-type="float" office:value="0" calcext:value-type="float">
            <text:p>0,00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5, R25, R53, R78, R79, R83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01]&lt;&gt;&quot;&quot;;&quot;&quot;;[.B101])" office:value-type="float" office:value="6" calcext:value-type="float">
            <text:p>6</text:p>
          </table:table-cell>
          <table:table-cell table:style-name="ce10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4" table:formula="of:=IF([.B101]&lt;&gt;&quot;&quot;;MIN([.H101];[.K101];[.N101];[.R101];[.U101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101]*[.AA101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0, R52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02]&lt;&gt;&quot;&quot;;&quot;&quot;;[.B102])" office:value-type="float" office:value="2" calcext:value-type="float">
            <text:p>2</text:p>
          </table:table-cell>
          <table:table-cell table:style-name="ce6" table:formula="of:=IF([.Z102]=[.H102];&quot;Farnell&quot;; IF([.Z102]=[.K102]; &quot;Digikey&quot;; IF([.Z102]=[.N102]; &quot;Mouser&quot;; IF([.Z102]=[.R102]; &quot;RS&quot;; IF([.Z102]=[.U102]; &quot;TME&quot;)))))" office:value-type="string" office:string-value="RS" calcext:value-type="string">
            <text:p>RS</text:p>
          </table:table-cell>
          <table:table-cell table:style-name="ce13" table:formula="of:=IF([.B102]&lt;&gt;&quot;&quot;;MIN([.H102];[.K102];[.N102];[.R102];[.U102]);&quot;&quot;)" office:value-type="float" office:value="0.006" calcext:value-type="float">
            <text:p>0,006</text:p>
          </table:table-cell>
          <table:table-cell table:style-name="ce121"/>
          <table:table-cell table:style-name="ce138" table:formula="of:=[.Z102]*[.AA102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1210</text:p>
          </table:table-cell>
          <table:table-cell table:style-name="ce166" office:value-type="string" calcext:value-type="string">
            <text:p>R5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03]&lt;&gt;&quot;&quot;;&quot;&quot;;[.B103])" office:value-type="float" office:value="1" calcext:value-type="float">
            <text:p>1</text:p>
          </table:table-cell>
          <table:table-cell table:style-name="ce10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4" table:formula="of:=IF([.B103]&lt;&gt;&quot;&quot;;MIN([.H103];[.K103];[.N103];[.R103];[.U103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103]*[.AA103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K9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80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104]&lt;&gt;&quot;&quot;;&quot;&quot;;[.B104])" office:value-type="float" office:value="1" calcext:value-type="float">
            <text:p>1</text:p>
          </table:table-cell>
          <table:table-cell table:style-name="ce6" table:formula="of:=IF([.Z104]=[.H104];&quot;Farnell&quot;; IF([.Z104]=[.K104]; &quot;Digikey&quot;; IF([.Z104]=[.N104]; &quot;Mouser&quot;; IF([.Z104]=[.R104]; &quot;RS&quot;; IF([.Z104]=[.U104]; &quot;TME&quot;)))))" office:value-type="string" office:string-value="Farnell" calcext:value-type="string">
            <text:p>Farnell</text:p>
          </table:table-cell>
          <table:table-cell table:style-name="ce13" table:formula="of:=IF([.B104]&lt;&gt;&quot;&quot;;MIN([.H104];[.K104];[.N104];[.R104];[.U104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104]*[.AA104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81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05]&lt;&gt;&quot;&quot;;&quot;&quot;;[.B105])" office:value-type="float" office:value="1" calcext:value-type="float">
            <text:p>1</text:p>
          </table:table-cell>
          <table:table-cell table:style-name="ce10" table:formula="of:=IF([.Z105]=[.H105];&quot;Farnell&quot;; IF([.Z105]=[.K105]; &quot;Digikey&quot;; IF([.Z105]=[.N105]; &quot;Mouser&quot;; IF([.Z105]=[.R105]; &quot;RS&quot;; IF([.Z105]=[.U105]; &quot;TME&quot;)))))" office:value-type="string" office:string-value="TME" calcext:value-type="string">
            <text:p>TME</text:p>
          </table:table-cell>
          <table:table-cell table:style-name="ce14" table:formula="of:=IF([.B105]&lt;&gt;&quot;&quot;;MIN([.H105];[.K105];[.N105];[.R105];[.U105]);&quot;&quot;)" office:value-type="float" office:value="0.00771" calcext:value-type="float">
            <text:p>0,00771</text:p>
          </table:table-cell>
          <table:table-cell table:style-name="ce121"/>
          <table:table-cell table:style-name="ce138" table:formula="of:=[.Z105]*[.AA105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E82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6" table:formula="of:=IF([.Z106]=[.H106];&quot;Farnell&quot;; IF([.Z106]=[.K106]; &quot;Digikey&quot;; IF([.Z106]=[.N106]; &quot;Mouser&quot;; IF([.Z106]=[.R106]; &quot;RS&quot;; IF([.Z106]=[.U106]; &quot;TME&quot;)))))" office:value-type="string" office:string-value="Farnell" calcext:value-type="string">
            <text:p>Farnell</text:p>
          </table:table-cell>
          <table:table-cell table:style-name="ce13" table:formula="of:=IF([.B106]&lt;&gt;&quot;&quot;;MIN([.H106];[.K106];[.N106];[.R106];[.U106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106]*[.AA106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84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07]&lt;&gt;&quot;&quot;;&quot;&quot;;[.B107])" office:value-type="float" office:value="1" calcext:value-type="float">
            <text:p>1</text:p>
          </table:table-cell>
          <table:table-cell table:style-name="ce10" table:formula="of:=IF([.Z107]=[.H107];&quot;Farnell&quot;; IF([.Z107]=[.K107]; &quot;Digikey&quot;; IF([.Z107]=[.N107]; &quot;Mouser&quot;; IF([.Z107]=[.R107]; &quot;RS&quot;; IF([.Z107]=[.U107]; &quot;TME&quot;)))))" office:value-type="string" office:string-value="RS" calcext:value-type="string">
            <text:p>RS</text:p>
          </table:table-cell>
          <table:table-cell table:style-name="ce14" table:formula="of:=IF([.B107]&lt;&gt;&quot;&quot;;MIN([.H107];[.K107];[.N107];[.R107];[.U107]);&quot;&quot;)" office:value-type="float" office:value="0.002" calcext:value-type="float">
            <text:p>0,002</text:p>
          </table:table-cell>
          <table:table-cell table:style-name="ce121"/>
          <table:table-cell table:style-name="ce138" table:formula="of:=[.Z107]*[.AA107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Test points</text:p>
          </table:table-cell>
          <table:table-cell table:style-name="ce21"/>
          <table:table-cell table:style-name="ce33" office:value-type="string" calcext:value-type="string">
            <text:p>TP1, TP2, TP3, TP4, TP5, TP6, TP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TEST-5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7" calcext:value-type="float">
            <text:p>7</text:p>
          </table:table-cell>
          <table:table-cell table:style-name="ce80" table:formula="of:=IF([.W108]&lt;&gt;&quot;&quot;;&quot;&quot;;[.B108])">
            <text:p/>
          </table:table-cell>
          <table:table-cell table:style-name="ce6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3" table:formula="of:=IF([.B108]&lt;&gt;&quot;&quot;;MIN([.H108];[.K108];[.N108];[.R108];[.U108]);&quot;&quot;)" office:value-type="float" office:value="0.082" calcext:value-type="float">
            <text:p>0,082</text:p>
          </table:table-cell>
          <table:table-cell table:style-name="ce121"/>
          <table:table-cell table:style-name="ce138" table:formula="of:=[.Z108]*[.AA108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2"/>
          <table:table-cell table:style-name="ce166" office:value-type="string" calcext:value-type="string">
            <text:p>ZD6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SMAJ58A-T</text:p>
          </table:table-cell>
          <table:table-cell table:style-name="ce45" office:value-type="float" office:value="0.1288" calcext:value-type="float">
            <text:p>0,129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09]&lt;&gt;&quot;&quot;;&quot;&quot;;[.B109])" office:value-type="float" office:value="1" calcext:value-type="float">
            <text:p>1</text:p>
          </table:table-cell>
          <table:table-cell table:style-name="ce10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4" table:formula="of:=IF([.B109]&lt;&gt;&quot;&quot;;MIN([.H109];[.K109];[.N109];[.R109];[.U109]);&quot;&quot;)" office:value-type="float" office:value="0.1288" calcext:value-type="float">
            <text:p>0,1288</text:p>
          </table:table-cell>
          <table:table-cell table:style-name="ce121"/>
          <table:table-cell table:style-name="ce138" table:formula="of:=[.Z109]*[.AA10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/>
          <table:table-cell table:style-name="ce33" office:value-type="string" calcext:value-type="string">
            <text:p>IC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TL431CDBZR</text:p>
          </table:table-cell>
          <table:table-cell table:style-name="ce44" office:value-type="float" office:value="0.1174" calcext:value-type="float">
            <text:p>0,11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10]&lt;&gt;&quot;&quot;;&quot;&quot;;[.B110])" office:value-type="float" office:value="1" calcext:value-type="float">
            <text:p>1</text:p>
          </table:table-cell>
          <table:table-cell table:style-name="ce6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3" table:formula="of:=IF([.B110]&lt;&gt;&quot;&quot;;MIN([.H110];[.K110];[.N110];[.R110];[.U110]);&quot;&quot;)" office:value-type="float" office:value="0.1174" calcext:value-type="float">
            <text:p>0,1174</text:p>
          </table:table-cell>
          <table:table-cell table:style-name="ce121"/>
          <table:table-cell table:style-name="ce138" table:formula="of:=[.Z110]*[.AA11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2"/>
          <table:table-cell table:style-name="ce166" office:value-type="string" calcext:value-type="string">
            <text:p>P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RIM_EU-S64W</text:p>
          </table:table-cell>
          <table:table-cell table:style-name="ce45" office:value-type="float" office:value="0.2519" calcext:value-type="float">
            <text:p>0,252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111]&lt;&gt;&quot;&quot;;&quot;&quot;;[.B111])">
            <text:p/>
          </table:table-cell>
          <table:table-cell table:style-name="ce10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4" table:formula="of:=IF([.B111]&lt;&gt;&quot;&quot;;MIN([.H111];[.K111];[.N111];[.R111];[.U111]);&quot;&quot;)" office:value-type="float" office:value="0.2519" calcext:value-type="float">
            <text:p>0,2519</text:p>
          </table:table-cell>
          <table:table-cell table:style-name="ce121"/>
          <table:table-cell table:style-name="ce138" table:formula="of:=[.Z111]*[.AA111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2B-ZR</text:p>
          </table:table-cell>
          <table:table-cell table:style-name="ce21" office:value-type="string" calcext:value-type="string">
            <text:p>THT, 1.5 mm JST, 2-pin</text:p>
          </table:table-cell>
          <table:table-cell table:style-name="ce33" office:value-type="string" calcext:value-type="string">
            <text:p>X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B2B-ZR</text:p>
          </table:table-cell>
          <table:table-cell table:style-name="ce44" office:value-type="float" office:value="0.2142" calcext:value-type="float">
            <text:p>0,214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/>
          <table:table-cell table:style-name="ce6" table:formula="of:=IF([.Z112]=[.H112];&quot;Farnell&quot;; IF([.Z112]=[.K112]; &quot;Digikey&quot;; IF([.Z112]=[.N112]; &quot;Mouser&quot;; IF([.Z112]=[.R112]; &quot;RS&quot;; IF([.Z112]=[.U112]; &quot;TME&quot;)))))" office:value-type="string" office:string-value="TME" calcext:value-type="string">
            <text:p>TME</text:p>
          </table:table-cell>
          <table:table-cell table:style-name="ce13" table:formula="of:=IF([.B112]&lt;&gt;&quot;&quot;;MIN([.H112];[.K112];[.N112];[.R112];[.U112]);&quot;&quot;)" office:value-type="float" office:value="0.2142" calcext:value-type="float">
            <text:p>0,2142</text:p>
          </table:table-cell>
          <table:table-cell table:style-name="ce121"/>
          <table:table-cell table:style-name="ce138" table:formula="of:=[.Z112]*[.AA112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3" office:value-type="string" calcext:value-type="string">
            <text:p>TR1</text:p>
          </table:table-cell>
          <table:table-cell table:style-name="ce170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15]*[.AA115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2" office:value-type="string" calcext:value-type="string">
            <text:p>Dual secondary transformer with VAC T60006-L2025-W380 core</text:p>
          </table:table-cell>
          <table:table-cell table:style-name="ce34" office:value-type="string" calcext:value-type="string">
            <text:p>TR3</text:p>
          </table:table-cell>
          <table:table-cell table:style-name="ce171" table:number-columns-spanned="19" table:number-rows-spanned="1"/>
          <table:covered-table-cell table:style-name="ce171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1"/>
          <table:covered-table-cell table:style-name="ce48"/>
          <table:covered-table-cell table:number-columns-repeated="3" table:style-name="ce97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16]*[.AA116]" office:value-type="float" office:value="5.6" calcext:value-type="float">
            <text:p>5,600</text:p>
          </table:table-cell>
          <table:table-cell table:number-columns-repeated="996"/>
        </table:table-row>
        <table:table-row table:style-name="ro12">
          <table:table-cell table:style-name="ce31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55 x 85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table:formula="of:=23/5" office:value-type="currency" office:currency="EUR" office:value="4.6" calcext:value-type="currency">
            <text:p>4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17]*[.AA117]" office:value-type="float" office:value="4.6" calcext:value-type="float">
            <text:p>4,600</text:p>
          </table:table-cell>
          <table:table-cell table:number-columns-repeated="996"/>
        </table:table-row>
        <table:table-row table:style-name="ro4">
          <table:table-cell table:style-name="ce31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115:.AB117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1">
          <table:table-cell table:style-name="ce31"/>
          <table:table-cell table:style-name="ce11" table:number-columns-repeated="2"/>
          <table:table-cell table:style-name="ce24" office:value-type="string" calcext:value-type="string">
            <text:p>All prices are net prices (without VAT)</text:p>
          </table:table-cell>
          <table:table-cell table:style-name="ce16"/>
          <table:table-cell table:style-name="ce40" table:number-columns-repeated="2"/>
          <table:table-cell table:style-name="ce16"/>
          <table:table-cell table:style-name="ce58"/>
          <table:table-cell table:style-name="ce40"/>
          <table:table-cell table:style-name="ce16"/>
          <table:table-cell table:style-name="ce86"/>
          <table:table-cell table:style-name="ce40"/>
          <table:table-cell table:style-name="ce16"/>
          <table:table-cell table:style-name="ce86"/>
          <table:table-cell table:style-name="ce4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3">
          <table:table-cell table:style-name="ce31"/>
          <table:table-cell table:style-name="ce11"/>
          <table:table-cell table:style-name="ce16"/>
          <table:table-cell table:style-name="ce25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0"/>
          <table:table-cell table:style-name="ce16"/>
          <table:table-cell table:style-name="ce98"/>
          <table:table-cell table:style-name="ce40"/>
          <table:table-cell table:style-name="ce16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 calcext:value-type="string">
            <text:p>Total</text:p>
          </table:table-cell>
          <table:table-cell table:style-name="ce140" table:formula="of:=[.AB89]+[.AB118]" office:value-type="currency" office:currency="EUR" office:value="65.32925" calcext:value-type="currency">
            <text:p>65,33 €</text:p>
          </table:table-cell>
          <table:table-cell table:number-columns-repeated="996"/>
        </table:table-row>
        <table:table-row table:style-name="ro10">
          <table:table-cell table:style-name="ce31"/>
          <table:table-cell table:style-name="ce11" table:number-columns-repeated="2"/>
          <table:table-cell table:style-name="ce26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90"/>
          <table:covered-table-cell table:number-columns-repeated="2" table:style-name="ce158"/>
          <table:covered-table-cell table:style-name="ce218"/>
          <table:covered-table-cell table:style-name="ce158"/>
          <table:table-cell table:style-name="ce158"/>
          <table:table-cell table:style-name="ce218"/>
          <table:table-cell table:style-name="ce158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7"/>
          <table:table-cell table:style-name="ce157"/>
          <table:table-cell table:style-name="Default"/>
          <table:table-cell table:style-name="ce173" table:number-columns-repeated="2"/>
          <table:table-cell table:style-name="Default"/>
          <table:table-cell table:style-name="ce191"/>
          <table:table-cell table:style-name="ce158" table:number-columns-repeated="2"/>
          <table:table-cell table:style-name="ce218"/>
          <table:table-cell table:style-name="ce158" table:number-columns-repeated="2"/>
          <table:table-cell table:style-name="ce218"/>
          <table:table-cell table:style-name="ce158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7"/>
          <table:table-cell table:style-name="ce157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91"/>
          <table:covered-table-cell table:number-columns-repeated="2" table:style-name="ce158"/>
          <table:covered-table-cell table:style-name="ce218"/>
          <table:covered-table-cell table:style-name="ce158"/>
          <table:table-cell table:style-name="ce158"/>
          <table:table-cell table:style-name="ce218"/>
          <table:table-cell table:style-name="ce158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8"/>
          <table:table-cell table:style-name="ce158" table:number-columns-repeated="5"/>
          <table:table-cell table:style-name="ce190"/>
          <table:table-cell table:style-name="ce158" table:number-columns-repeated="2"/>
          <table:table-cell table:style-name="ce218"/>
          <table:table-cell table:style-name="ce158" table:number-columns-repeated="2"/>
          <table:table-cell table:style-name="ce218"/>
          <table:table-cell table:style-name="ce158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/>
          <table:table-cell table:style-name="ce11"/>
          <table:table-cell table:style-name="ce19"/>
          <table:table-cell table:style-name="Default"/>
          <table:table-cell table:style-name="ce158" table:number-columns-repeated="4"/>
          <table:table-cell table:style-name="ce190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number-columns-repeated="4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9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1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0"/>
          <table:table-cell table:number-columns-repeated="4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8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2"/>
          <table:table-cell table:number-columns-repeated="4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7">
          <table:table-cell table:number-columns-repeated="8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17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5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72:'EEZ PSU consolidated BOM'.AMJ8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.00.0000</text:date>, <text:time style:data-style-name="N2" text:time-value="13:24:48.000261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3B4, 2018-07-3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31T13:27:06.902895508</dc:date>
    <meta:editing-cycles>2269</meta:editing-cycles>
    <meta:editing-duration>P13DT19H41M59S</meta:editing-duration>
    <meta:generator>LibreOffice/5.4.3.2$Linux_X86_64 LibreOffice_project/92a7159f7e4af62137622921e809f8546db437e5</meta:generator>
    <meta:document-statistic meta:table-count="1" meta:cell-count="2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